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FreeSans1" svg:font-family="FreeSans" style:font-family-generic="swiss"/>
    <style:font-face style:name="Calibri2" svg:font-family="Calibri" style:font-pitch="variable"/>
    <style:font-face style:name="Liberation Serif1" svg:font-family="'Liberation Serif'"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43fc" officeooo:paragraph-rsid="000c43fc" style:font-weight-asian="bold" style:font-weight-complex="bold"/>
    </style:style>
    <style:style style:name="P2" style:family="paragraph" style:parent-style-name="Standard">
      <style:paragraph-properties fo:text-align="center" style:justify-single-word="false"/>
      <style:text-properties fo:font-weight="bold" officeooo:rsid="000c43fc" officeooo:paragraph-rsid="001c5f66" style:font-weight-asian="bold" style:font-weight-complex="bold"/>
    </style:style>
    <style:style style:name="P3" style:family="paragraph" style:parent-style-name="Standard">
      <style:paragraph-properties fo:text-align="justify" style:justify-single-word="false"/>
      <style:text-properties fo:font-weight="bold" officeooo:rsid="000c43fc" officeooo:paragraph-rsid="000c6109" style:font-weight-asian="bold" style:font-weight-complex="bold"/>
    </style:style>
    <style:style style:name="P4" style:family="paragraph" style:parent-style-name="Standard">
      <style:paragraph-properties fo:text-align="justify" style:justify-single-word="false"/>
      <style:text-properties fo:font-weight="bold" officeooo:rsid="000c6109" officeooo:paragraph-rsid="000c6109" style:font-weight-asian="bold" style:font-weight-complex="bold"/>
    </style:style>
    <style:style style:name="P5" style:family="paragraph" style:parent-style-name="Standard">
      <style:paragraph-properties fo:text-align="center" style:justify-single-word="false"/>
      <style:text-properties fo:font-weight="bold" officeooo:rsid="001145b3" officeooo:paragraph-rsid="001145b3" style:font-weight-asian="bold" style:font-weight-complex="bold"/>
    </style:style>
    <style:style style:name="P6" style:family="paragraph" style:parent-style-name="Standard">
      <style:paragraph-properties fo:text-align="center" style:justify-single-word="false"/>
      <style:text-properties fo:font-weight="bold" officeooo:rsid="001145b3" officeooo:paragraph-rsid="00131086" style:font-weight-asian="bold" style:font-weight-complex="bold"/>
    </style:style>
    <style:style style:name="P7" style:family="paragraph" style:parent-style-name="Standard">
      <style:paragraph-properties fo:text-align="center" style:justify-single-word="false"/>
      <style:text-properties fo:font-weight="bold" officeooo:rsid="001145b3" officeooo:paragraph-rsid="0014bce2" style:font-weight-asian="bold" style:font-weight-complex="bold"/>
    </style:style>
    <style:style style:name="P8" style:family="paragraph" style:parent-style-name="Standard">
      <style:paragraph-properties fo:text-align="center" style:justify-single-word="false"/>
      <style:text-properties fo:font-weight="bold" officeooo:rsid="001145b3" officeooo:paragraph-rsid="00151d10" style:font-weight-asian="bold" style:font-weight-complex="bold"/>
    </style:style>
    <style:style style:name="P9" style:family="paragraph" style:parent-style-name="Standard">
      <style:paragraph-properties fo:text-align="center" style:justify-single-word="false"/>
      <style:text-properties fo:font-weight="bold" officeooo:rsid="001145b3" officeooo:paragraph-rsid="0017ff65" style:font-weight-asian="bold" style:font-weight-complex="bold"/>
    </style:style>
    <style:style style:name="P10" style:family="paragraph" style:parent-style-name="Standard">
      <style:paragraph-properties fo:text-align="center" style:justify-single-word="false"/>
      <style:text-properties fo:font-weight="bold" officeooo:rsid="001145b3" officeooo:paragraph-rsid="001930ab" style:font-weight-asian="bold" style:font-weight-complex="bold"/>
    </style:style>
    <style:style style:name="P11" style:family="paragraph" style:parent-style-name="Standard">
      <style:paragraph-properties fo:text-align="center" style:justify-single-word="false"/>
      <style:text-properties fo:font-weight="bold" officeooo:rsid="001930ab" officeooo:paragraph-rsid="001930ab" style:font-weight-asian="bold" style:font-weight-complex="bold"/>
    </style:style>
    <style:style style:name="P12" style:family="paragraph" style:parent-style-name="Standard">
      <style:paragraph-properties fo:text-align="justify" style:justify-single-word="false"/>
      <style:text-properties fo:font-weight="normal" officeooo:rsid="000c43fc" officeooo:paragraph-rsid="000c43fc" style:font-weight-asian="normal" style:font-weight-complex="normal"/>
    </style:style>
    <style:style style:name="P13" style:family="paragraph" style:parent-style-name="Standard">
      <style:paragraph-properties fo:text-align="justify" style:justify-single-word="false"/>
      <style:text-properties fo:font-weight="normal" officeooo:rsid="000c6109" officeooo:paragraph-rsid="000c6109" style:font-weight-asian="normal" style:font-weight-complex="normal"/>
    </style:style>
    <style:style style:name="P14" style:family="paragraph" style:parent-style-name="Standard">
      <style:paragraph-properties fo:text-align="justify" style:justify-single-word="false"/>
      <style:text-properties fo:font-weight="normal" officeooo:rsid="000dd12a" officeooo:paragraph-rsid="000dd12a" style:font-weight-asian="normal" style:font-weight-complex="normal"/>
    </style:style>
    <style:style style:name="P15" style:family="paragraph" style:parent-style-name="Standard">
      <style:paragraph-properties fo:text-align="justify" style:justify-single-word="false"/>
      <style:text-properties fo:font-weight="normal" officeooo:rsid="001145b3" officeooo:paragraph-rsid="001145b3" style:font-weight-asian="normal" style:font-weight-complex="normal"/>
    </style:style>
    <style:style style:name="P16" style:family="paragraph" style:parent-style-name="Standard">
      <style:paragraph-properties fo:text-align="center" style:justify-single-word="false"/>
      <style:text-properties fo:color="#000000" style:text-outline="false" style:text-line-through-style="none" style:text-line-through-type="none" style:font-name="Calibri" fo:font-size="11pt" fo:letter-spacing="normal" fo:font-style="normal" fo:text-shadow="none" style:text-underline-style="none" fo:font-weight="normal" officeooo:rsid="001145b3" officeooo:paragraph-rsid="001145b3" style:letter-kerning="true" style:font-size-asian="11pt" style:font-style-asian="normal" style:font-weight-asian="normal" style:font-weight-complex="bold" style:text-emphasize="none"/>
    </style:style>
    <style:style style:name="P17" style:family="paragraph" style:parent-style-name="Standard">
      <style:paragraph-properties fo:text-align="center" style:justify-single-word="false"/>
      <style:text-properties fo:font-weight="bold" officeooo:rsid="001145b3" officeooo:paragraph-rsid="001930ab" style:font-weight-asian="bold" style:font-weight-complex="bold"/>
    </style:style>
    <style:style style:name="P18" style:family="paragraph" style:parent-style-name="Standard">
      <style:paragraph-properties fo:text-align="center" style:justify-single-word="false"/>
      <style:text-properties fo:font-weight="bold" officeooo:rsid="001f4812" officeooo:paragraph-rsid="001f4812" style:font-weight-asian="bold" style:font-weight-complex="bold"/>
    </style:style>
    <style:style style:name="P19" style:family="paragraph" style:parent-style-name="Standard">
      <style:paragraph-properties fo:text-align="justify" style:justify-single-word="false"/>
      <style:text-properties fo:font-weight="bold" officeooo:rsid="001f4812" officeooo:paragraph-rsid="001f4812" style:font-weight-asian="bold" style:font-weight-complex="bold"/>
    </style:style>
    <style:style style:name="P20" style:family="paragraph" style:parent-style-name="Standard" style:list-style-name="L2">
      <style:paragraph-properties fo:text-align="justify" style:justify-single-word="false"/>
      <style:text-properties fo:font-weight="bold" officeooo:rsid="001f4812" officeooo:paragraph-rsid="001f4812" style:font-weight-asian="bold" style:font-weight-complex="bold"/>
    </style:style>
    <style:style style:name="P21" style:family="paragraph" style:parent-style-name="Standard" style:list-style-name="L2">
      <style:paragraph-properties fo:text-align="justify" style:justify-single-word="false"/>
      <style:text-properties fo:font-weight="bold" officeooo:rsid="001f4812" officeooo:paragraph-rsid="00203fc3" style:font-weight-asian="bold" style:font-weight-complex="bold"/>
    </style:style>
    <style:style style:name="P22" style:family="paragraph" style:parent-style-name="Standard">
      <style:paragraph-properties fo:text-align="justify" style:justify-single-word="false"/>
      <style:text-properties fo:font-weight="bold" officeooo:rsid="001f4812" officeooo:paragraph-rsid="00223ecf" style:font-weight-asian="bold" style:font-weight-complex="bold"/>
    </style:style>
    <style:style style:name="P23" style:family="paragraph" style:parent-style-name="Standard" style:list-style-name="L3">
      <style:paragraph-properties fo:text-align="justify" style:justify-single-word="false"/>
      <style:text-properties fo:font-weight="bold" officeooo:rsid="001f4812" officeooo:paragraph-rsid="001f4812" style:font-weight-asian="bold" style:font-weight-complex="bold"/>
    </style:style>
    <style:style style:name="P24" style:family="paragraph" style:parent-style-name="Standard">
      <style:paragraph-properties fo:text-align="justify" style:justify-single-word="false"/>
      <style:text-properties fo:font-weight="bold" officeooo:rsid="00240e4b" officeooo:paragraph-rsid="00240e4b" style:font-weight-asian="bold" style:font-weight-complex="bold"/>
    </style:style>
    <style:style style:name="P25" style:family="paragraph" style:parent-style-name="Standard" style:list-style-name="L3">
      <style:paragraph-properties fo:text-align="justify" style:justify-single-word="false"/>
      <style:text-properties fo:font-weight="bold" officeooo:rsid="0026aed5" officeooo:paragraph-rsid="0026aed5" style:font-weight-asian="bold" style:font-weight-complex="bold"/>
    </style:style>
    <style:style style:name="P26" style:family="paragraph" style:parent-style-name="Standard">
      <style:paragraph-properties fo:text-align="justify" style:justify-single-word="false"/>
      <style:text-properties fo:font-weight="normal" officeooo:rsid="001f4812" officeooo:paragraph-rsid="001f4812" style:font-weight-asian="normal" style:font-weight-complex="normal"/>
    </style:style>
    <style:style style:name="P27" style:family="paragraph" style:parent-style-name="Standard" style:list-style-name="L1">
      <style:paragraph-properties fo:text-align="justify" style:justify-single-word="false"/>
      <style:text-properties fo:font-weight="normal" officeooo:rsid="001f4812" officeooo:paragraph-rsid="001f4812"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1f4812" officeooo:paragraph-rsid="00223ecf" style:font-weight-asian="normal" style:font-weight-complex="normal"/>
    </style:style>
    <style:style style:name="P29" style:family="paragraph" style:parent-style-name="Standard" style:list-style-name="L2">
      <style:paragraph-properties fo:text-align="justify" style:justify-single-word="false"/>
      <style:text-properties fo:font-weight="normal" officeooo:rsid="001f4812" officeooo:paragraph-rsid="001f4812" style:font-weight-asian="normal" style:font-weight-complex="normal"/>
    </style:style>
    <style:style style:name="P30" style:family="paragraph" style:parent-style-name="Standard" style:list-style-name="L3">
      <style:paragraph-properties fo:text-align="justify" style:justify-single-word="false"/>
      <style:text-properties fo:font-weight="normal" officeooo:rsid="001f4812" officeooo:paragraph-rsid="001f4812" style:font-weight-asian="normal" style:font-weight-complex="normal"/>
    </style:style>
    <style:style style:name="P31" style:family="paragraph" style:parent-style-name="Standard" style:list-style-name="L2">
      <style:paragraph-properties fo:text-align="justify" style:justify-single-word="false"/>
      <style:text-properties fo:font-weight="normal" officeooo:rsid="00203fc3" officeooo:paragraph-rsid="00203fc3"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26aed5" officeooo:paragraph-rsid="0026aed5" style:font-weight-asian="normal" style:font-weight-complex="normal"/>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end" fo:text-indent="0cm"/>
    </style:style>
    <style:style style:name="P38" style:family="paragraph">
      <loext:graphic-properties draw:fill="solid"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ff33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4" style:family="paragraph">
      <loext:graphic-properties draw:fill="solid" draw:fill-color="#66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66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7"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8"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729fcf" draw:fill-gradient-name="Gradient_20_2" draw:fill-hatch-name="Hatching_20_11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draw:fill-gradient-name="Gradient_20_2" draw:fill-hatch-name="Hatching_20_11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draw:fill-gradient-name="Gradient_20_2" draw:fill-hatch-name="Hatching_20_12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draw:fill-gradient-name="Gradient_20_2" draw:fill-hatch-name="Hatching_20_12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729fcf" draw:fill-gradient-name="Gradient_20_2" draw:fill-hatch-name="Hatching_20_12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draw:fill-gradient-name="Gradient_20_2" draw:fill-hatch-name="Hatching_20_12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draw:fill-gradient-name="Gradient_20_2" draw:fill-hatch-name="Hatching_20_12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draw:fill-gradient-name="Gradient_20_2" draw:fill-hatch-name="Hatching_20_12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729fcf" draw:fill-gradient-name="Gradient_20_2" draw:fill-hatch-name="Hatching_20_12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draw:fill-gradient-name="Gradient_20_2" draw:fill-hatch-name="Hatching_20_9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6109" style:font-weight-asian="normal" style:font-weight-complex="normal"/>
    </style:style>
    <style:style style:name="T4" style:family="text">
      <style:text-properties fo:font-weight="normal" officeooo:rsid="002ba60a" style:font-weight-asian="normal" style:font-weight-complex="normal"/>
    </style:style>
    <style:style style:name="T5" style:family="text">
      <style:text-properties officeooo:rsid="000c6109"/>
    </style:style>
    <style:style style:name="T6" style:family="text">
      <style:text-properties officeooo:rsid="00148ea8"/>
    </style:style>
    <style:style style:name="T7" style:family="text">
      <style:text-properties officeooo:rsid="0014bce2"/>
    </style:style>
    <style:style style:name="T8" style:family="text">
      <style:text-properties officeooo:rsid="00151d10"/>
    </style:style>
    <style:style style:name="T9" style:family="text">
      <style:text-properties officeooo:rsid="0017ff65"/>
    </style:style>
    <style:style style:name="T10" style:family="text">
      <style:text-properties officeooo:rsid="00203fc3"/>
    </style:style>
    <style:style style:name="T11" style:family="text">
      <style:text-properties officeooo:rsid="0024e8a4"/>
    </style:style>
    <style:style style:name="T12" style:family="text">
      <style:text-properties officeooo:rsid="002811c9"/>
    </style:style>
    <style:style style:name="T13" style:family="text">
      <style:text-properties officeooo:rsid="002a074b"/>
    </style:style>
    <style:style style:name="T14" style:family="text">
      <style:text-properties officeooo:rsid="002ba60a"/>
    </style:style>
    <style:style style:name="T15"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Calibri1" fo:font-size="11pt" fo:letter-spacing="normal"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dash" draw:stroke-dash="Dash_20_1"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2.502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000000" draw:textarea-horizontal-align="justify" draw:textarea-vertical-align="middle" draw:auto-grow-height="false" draw:fit-to-size="false" fo:min-height="0.071cm" fo:min-width="0cm" fo:padding-top="0.127cm" fo:padding-bottom="0.127cm" fo:padding-left="0.254cm" fo:padding-right="0.254cm" fo:wrap-option="wrap" draw:shadow="hidden" draw:shadow-offset-x="0.199cm" draw:shadow-offset-y="0.199cm" draw:shadow-color="#808080" style:run-through="foreground"/>
    </style:style>
    <style:style style:name="gr5"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000000" draw:textarea-horizontal-align="justify" draw:textarea-vertical-align="middle" draw:auto-grow-height="false" draw:fit-to-size="false" fo:min-height="0.067cm" fo:min-width="0cm" fo:padding-top="0.127cm" fo:padding-bottom="0.127cm" fo:padding-left="0.254cm" fo:padding-right="0.254cm" fo:wrap-option="wrap" draw:shadow="hidden" draw:shadow-offset-x="0.199cm" draw:shadow-offset-y="0.199cm" draw:shadow-color="#808080" style:run-through="foreground"/>
    </style:style>
    <style:style style:name="gr6"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000000" draw:textarea-horizontal-align="justify" draw:textarea-vertical-align="middle" draw:auto-grow-height="false" draw:fit-to-size="false" fo:min-height="0.069cm" fo:min-width="0cm" fo:padding-top="0.127cm" fo:padding-bottom="0.127cm" fo:padding-left="0.254cm" fo:padding-right="0.254cm" fo:wrap-option="wrap"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000000" draw:marker-start="" draw:marker-start-width="0.199cm" draw:marker-start-center="false" draw:marker-end="msArrowEnd_20_9" draw:marker-end-width="0.349cm" draw:marker-end-center="false" draw:stroke-linejoin="miter" draw:fill="none" draw:fill-color="#729fcf" draw:textarea-horizontal-align="justify" draw:textarea-vertical-align="top" draw:auto-grow-height="false" draw:fit-to-size="false" fo:min-height="0cm" fo:min-width="7.41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dash" draw:stroke-dash="Dash_20_2" svg:stroke-width="0.044cm" svg:stroke-color="#000000" draw:marker-start="" draw:marker-start-width="0.199cm" draw:marker-start-center="false" draw:marker-end="msArrowEnd_20_9" draw:marker-end-width="0.349cm" draw:marker-end-center="false" draw:stroke-linejoin="miter" draw:fill="none" draw:fill-color="#729fcf" draw:textarea-horizontal-align="justify" draw:textarea-vertical-align="top" draw:auto-grow-height="false" draw:fit-to-size="false" fo:min-height="1.595cm" fo:min-width="7.41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dash" draw:stroke-dash="Dash_20_3" svg:stroke-width="0.044cm" svg:stroke-color="#000000" draw:marker-start="" draw:marker-start-width="0.199cm" draw:marker-start-center="false" draw:marker-end="msArrowEnd_20_9" draw:marker-end-width="0.349cm" draw:marker-end-center="false" draw:stroke-linejoin="miter" draw:fill="none" draw:fill-color="#729fcf" draw:textarea-horizontal-align="justify" draw:textarea-vertical-align="top" draw:auto-grow-height="false" draw:fit-to-size="false" fo:min-height="1.595cm" fo:min-width="7.412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dash" draw:stroke-dash="Dash_20_6"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1.753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dash" draw:stroke-dash="Dash_20_7"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1.753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000000" draw:textarea-horizontal-align="justify" draw:textarea-vertical-align="middle" draw:auto-grow-height="false" draw:fit-to-size="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000000" draw:textarea-horizontal-align="justify" draw:textarea-vertical-align="middle" draw:auto-grow-height="false" draw:fit-to-size="false" fo:min-height="0.102cm" fo:min-width="0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044cm" svg:stroke-color="#000000" draw:marker-start="" draw:marker-start-width="0.199cm" draw:marker-start-center="false" draw:marker-end="msArrowEnd_20_9" draw:marker-end-width="0.349cm" draw:marker-end-center="false" draw:stroke-linejoin="miter" draw:fill="none" draw:fill-color="#729fcf" draw:textarea-horizontal-align="justify" draw:textarea-vertical-align="top" draw:auto-grow-height="false" draw:fit-to-size="false" fo:min-height="0cm" fo:min-width="6.999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044cm" svg:stroke-color="#000000" draw:marker-start="" draw:marker-start-width="0.199cm" draw:marker-start-center="false" draw:marker-end="msArrowEnd_20_9" draw:marker-end-width="0.349cm" draw:marker-end-center="false" draw:stroke-linejoin="miter" draw:fill="none" draw:fill-color="#729fcf" draw:textarea-horizontal-align="justify" draw:textarea-vertical-align="top" draw:auto-grow-height="false" draw:fit-to-size="false" fo:min-height="0cm" fo:min-width="7.001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8"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9.35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9"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9.35cm" fo:min-width="0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5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90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dash" draw:stroke-dash="Dash_20_12"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5.752cm" fo:min-width="0cm"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13"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5.752cm" fo:min-width="0cm"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dash" draw:stroke-dash="Dash_20_14"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5.752cm" fo:min-width="0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dash" draw:stroke-dash="Dash_20_15" svg:stroke-width="0.044cm" svg:stroke-color="#000000" draw:marker-start="" draw:marker-start-width="0.199cm" draw:marker-start-center="false" draw:marker-end="msArrowOpenEnd_20_9" draw:marker-end-width="0.42cm" draw:marker-end-center="false" draw:stroke-linejoin="miter" draw:fill="none" draw:fill-color="#729fcf" draw:textarea-horizontal-align="justify" draw:textarea-vertical-align="top" draw:auto-grow-height="false" draw:fit-to-size="false" fo:min-height="15.752cm" fo:min-width="0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draw:stroke-dash="Dash_20_68" svg:stroke-width="0.035cm" svg:stroke-color="#000000" draw:marker-start="" draw:marker-start-width="0.199cm" draw:marker-start-center="false" draw:marker-end="" draw:marker-end-width="0.199cm" draw:marker-end-center="false" draw:stroke-linejoin="miter" draw:fill="solid" draw:fill-color="#ff3300"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draw:stroke-dash="Dash_20_69" svg:stroke-width="0.035cm" svg:stroke-color="#000000" draw:marker-start="" draw:marker-start-width="0.199cm" draw:marker-start-center="false" draw:marker-end="" draw:marker-end-width="0.199cm" draw:marker-end-center="false" draw:stroke-linejoin="miter" draw:fill="solid" draw:fill-color="#66ff66"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draw:stroke-dash="Dash_20_70" svg:stroke-width="0.035cm" svg:stroke-color="#000000" draw:marker-start="" draw:marker-start-width="0.199cm" draw:marker-start-center="false" draw:marker-end="" draw:marker-end-width="0.199cm" draw:marker-end-center="false" draw:stroke-linejoin="miter" draw:fill="solid" draw:fill-color="#66ccff"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draw:stroke-dash="Dash_20_71" svg:stroke-width="0.035cm" svg:stroke-color="#000000" draw:marker-start="" draw:marker-start-width="0.199cm" draw:marker-start-center="false" draw:marker-end="" draw:marker-end-width="0.199cm" draw:marker-end-center="false" draw:stroke-linejoin="miter" draw:fill="solid" draw:fill-color="#ffff99"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draw:stroke-dash="Dash_20_72" svg:stroke-width="0.035cm" svg:stroke-color="#000000" draw:marker-start="" draw:marker-start-width="0.199cm" draw:marker-start-center="false" draw:marker-end="" draw:marker-end-width="0.199cm" draw:marker-end-center="false" draw:stroke-linejoin="miter" draw:fill="solid" draw:fill-color="#ffff99"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draw:stroke-dash="Dash_20_73" svg:stroke-width="0.035cm" svg:stroke-color="#000000" draw:marker-start="" draw:marker-start-width="0.199cm" draw:marker-start-center="false" draw:marker-end="" draw:marker-end-width="0.199cm" draw:marker-end-center="false" draw:stroke-linejoin="miter" draw:fill="solid" draw:fill-color="#ffffcc"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draw:stroke-dash="Dash_20_74" svg:stroke-width="0.035cm" svg:stroke-color="#000000" draw:marker-start="" draw:marker-start-width="0.199cm" draw:marker-start-center="false" draw:marker-end="" draw:marker-end-width="0.199cm" draw:marker-end-center="false" draw:stroke-linejoin="miter" draw:fill="solid" draw:fill-color="#ffff99"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draw:stroke-dash="Dash_20_75" svg:stroke-width="0.035cm" svg:stroke-color="#000000" draw:marker-start="" draw:marker-start-width="0.199cm" draw:marker-start-center="false" draw:marker-end="" draw:marker-end-width="0.199cm" draw:marker-end-center="false" draw:stroke-linejoin="miter" draw:fill="solid" draw:fill-color="#ffff99"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draw:stroke-dash="Dash_20_76" svg:stroke-width="0cm" svg:stroke-color="#000099" draw:marker-start="" draw:marker-start-width="0.199cm" draw:marker-start-center="false" draw:marker-end="Arrow" draw:marker-end-width="0.3cm" draw:marker-end-center="false" draw:fill="none" draw:fill-color="#729fcf" draw:fill-gradient-name="Gradient_20_2" draw:fill-hatch-name="Hatching_20_11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77" svg:stroke-width="0cm" svg:stroke-color="#00331a" draw:marker-start="" draw:marker-start-width="0.199cm" draw:marker-start-center="false" draw:marker-end="Arrow" draw:marker-end-width="0.3cm" draw:marker-end-center="false" draw:fill="none" draw:fill-color="#729fcf" draw:fill-gradient-name="Gradient_20_2" draw:fill-hatch-name="Hatching_20_11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78" svg:stroke-width="0cm" svg:stroke-color="#00331a" draw:marker-start="" draw:marker-start-width="0.199cm" draw:marker-start-center="false" draw:marker-end="Arrow" draw:marker-end-width="0.3cm" draw:marker-end-center="false" draw:fill="none" draw:fill-color="#729fcf" draw:fill-gradient-name="Gradient_20_2" draw:fill-hatch-name="Hatching_20_12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79" svg:stroke-width="0cm" svg:stroke-color="#663366" draw:marker-start="Arrow" draw:marker-start-width="0.3cm" draw:marker-start-center="false" draw:marker-end="Arrow" draw:marker-end-width="0.3cm" draw:marker-end-center="false" draw:fill="none" draw:fill-color="#729fcf" draw:fill-gradient-name="Gradient_20_2" draw:fill-hatch-name="Hatching_20_12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80" svg:stroke-width="0cm" svg:stroke-color="#663366" draw:marker-start="Arrow" draw:marker-start-width="0.3cm" draw:marker-start-center="false" draw:marker-end="Arrow" draw:marker-end-width="0.3cm" draw:marker-end-center="false" draw:fill="none" draw:fill-color="#729fcf" draw:fill-gradient-name="Gradient_20_2" draw:fill-hatch-name="Hatching_20_12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81" svg:stroke-width="0cm" svg:stroke-color="#663366" draw:marker-start="Arrow" draw:marker-start-width="0.3cm" draw:marker-start-center="false" draw:marker-end="Arrow" draw:marker-end-width="0.3cm" draw:marker-end-center="false" draw:fill="none" draw:fill-color="#729fcf" draw:fill-gradient-name="Gradient_20_2" draw:fill-hatch-name="Hatching_20_12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82" svg:stroke-width="0cm" svg:stroke-color="#663366" draw:marker-start="" draw:marker-start-width="0.199cm" draw:marker-start-center="false" draw:marker-end="Arrow" draw:marker-end-width="0.3cm" draw:marker-end-center="false" draw:fill="none" draw:fill-color="#729fcf" draw:fill-gradient-name="Gradient_20_2" draw:fill-hatch-name="Hatching_20_12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83" svg:stroke-width="0cm" svg:stroke-color="#c5000b" draw:marker-start="Arrow" draw:marker-start-width="0.3cm" draw:marker-start-center="false" draw:marker-end="Arrow" draw:marker-end-width="0.3cm" draw:marker-end-center="false" draw:fill="none" draw:fill-color="#729fcf" draw:fill-gradient-name="Gradient_20_2" draw:fill-hatch-name="Hatching_20_12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_20_84" svg:stroke-width="0cm" svg:stroke-color="#c5000b" draw:marker-start="Arrow" draw:marker-start-width="0.3cm" draw:marker-start-center="false" draw:marker-end="Arrow" draw:marker-end-width="0.3cm" draw:marker-end-center="false" draw:fill="none" draw:fill-color="#729fcf" draw:fill-gradient-name="Gradient_20_2" draw:fill-hatch-name="Hatching_20_12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95"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35cm" fo:min-width="1.946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96"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37cm" fo:min-width="1.94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97"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63cm" fo:min-width="1.04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98"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63cm" fo:min-width="1.048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99"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_20_100"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01"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1.242cm" fo:min-width="1.595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02"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497cm" fo:min-width="2.048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103"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04"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05"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28cm" fo:min-width="3.92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06"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107"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963cm" fo:min-width="1.04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108" svg:stroke-width="0cm" svg:stroke-color="#c5000b" draw:marker-start="" draw:marker-start-width="0.199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109"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683cm" fo:min-width="3.688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110"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3.688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111"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3.688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112"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3.688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113" svg:stroke-width="0cm" svg:stroke-color="#004586" draw:marker-start="" draw:marker-start-width="0.199cm" draw:marker-start-center="false" draw:marker-end="" draw:marker-end-width="0.199cm" draw:marker-end-center="false" draw:fill="solid" draw:fill-color="#ffffff" draw:textarea-horizontal-align="justify" draw:textarea-vertical-align="middle" draw:auto-grow-height="false" fo:min-height="0.594cm" fo:min-width="2.508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114"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115"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_20_116"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117"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_20_118"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119"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120"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121"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122"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123" svg:stroke-width="0cm" svg:stroke-color="#c5000b" draw:marker-start="Arrow" draw:marker-start-width="0.3cm" draw:marker-start-center="false" draw:marker-end="Arrow" draw:marker-end-width="0.3cm" draw:marker-end-center="false" draw:fill="none" draw:fill-color="#729fcf" draw:fill-gradient-name="Gradient_20_2" draw:fill-hatch-name="Hatching_20_9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O Y ESPECIFICACIONES SEGUNDA PRÁCTIC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RISTIAN CAMILO AGUILERA POLANCO</text:p>
      <text:p text:style-name="P1">DAVID FERNANDO GUERRERO ÁLVAREZ</text:p>
      <text:p text:style-name="P1"/>
      <text:p text:style-name="P1"/>
      <text:p text:style-name="P1"/>
      <text:p text:style-name="P1"/>
      <text:p text:style-name="P1"/>
      <text:p text:style-name="P1"/>
      <text:p text:style-name="P1">Ing. CESAR AUGUSTO PEDRAZA BONILLA</text:p>
      <text:p text:style-name="P1">(Doc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DAD NACIONAL DE COLOMBIA</text:p>
      <text:p text:style-name="P1">SEDE BOGOTÁ</text:p>
      <text:p text:style-name="P1">FACULTAD DE INGENIERÍA</text:p>
      <text:p text:style-name="P1">SISTEMAS OPERATIVOS</text:p>
      <text:p text:style-name="P1">BOGOTÁ D.C</text:p>
      <text:p text:style-name="P1">2017 </text:p>
      <text:p text:style-name="P1"><text:soft-page-break/>MANUAL DE USO Y ESPECIFICACIONES</text:p>
      <text:p text:style-name="P1"/>
      <text:p text:style-name="P12">Este programa gestiona la información de mascotas que llegan a una veterinaria mediante dos programas principales, un servidor encargado de gestionar toda la información, y un cliente encargado de realizar solicitudes o peticiones a dicho servidor.</text:p>
      <text:p text:style-name="P12"/>
      <text:p text:style-name="P12">El programa cliente cuenta con un menú que le permite al usuario realizar ciertas operaciones, estas operaciones serán ejecutas por el servidor el cual le enviara una respuesta al cliente dependiendo la opción seleccionada.</text:p>
      <text:p text:style-name="P12"/>
      <text:p text:style-name="P12">Dicho menú se presenta a continuación:</text:p>
      <text:p text:style-name="P12"/>
      <text:p text:style-name="P3">1. Ingresar Registro:</text:p>
      <text:p text:style-name="P3"><text:span text:style-name="T2">En esta opción, el cliente podrá ingresar una nueva mascota, dada la petición de ciertos datos </text:span><text:span text:style-name="T3">específicos.</text:span></text:p>
      <text:p text:style-name="P4">2. Ver Registro:</text:p>
      <text:p text:style-name="P13">El cliente podrá visualizar el número total de mascotas registradas para luego ver en un archivo los datos completos de una mascota en específico; esta búsqueda se hará por medio de un número de registro de dicha mascota.</text:p>
      <text:p text:style-name="P4">3. Borrar Registro:</text:p>
      <text:p text:style-name="P13">En esta opción, el cliente verá nuevamente la cantidad total de mascotas para luego borrar un registro específico del archivo de datos de la veterinaria.</text:p>
      <text:p text:style-name="P4">4. Buscar Registro:</text:p>
      <text:p text:style-name="P13">Aquí, el cliente podrá realizar una búsqueda general de los registros con el mismo nombre solicitado, obteniendo así la información de todas y cada una de las mascotas que coinciden con la búsqueda.</text:p>
      <text:p text:style-name="P12"><text:span text:style-name="T1">5. Salir:</text:span> Cierra la comunicación con el servido<text:span text:style-name="T5">r</text:span>.</text:p>
      <text:p text:style-name="P12"/>
      <text:p text:style-name="P13">Por cada opción ejecutada, siempre se da un mensaje de confirmación y se solicita presionar la tecla “enter” para continuar, antes de volver al menú principal donde podrá volver a realizar una solicitud nueva. Cuando se digita una opción, esta se envía al servidor a fin de iniciar su gestión.</text:p>
      <text:p text:style-name="P13"/>
      <text:p text:style-name="P13"><text:s/></text:p>
      <text:p text:style-name="P14">El programa servidor, gestiona todas las solicitudes del cliente, haciendo base en el archivo <text:s/>dataDogs.dat, que almacena los registros de las mascotas y en una tabla hash encargada de la búsqueda de los registro tras una solicitud por nombre.</text:p>
      <text:p text:style-name="P14">Dicho servidor puede soportar 32 clientes que pueden realizar solicitudes simultaneas dado el menú presentado anteriormente.</text:p>
      <text:p text:style-name="P14">El servidor guarda en el archivo serverDogs.log los datos del cliente y las operaciones hechas por el mismo en el siguiente formato: [Fecha YYYYMMDDTHHMMSS] Cliente [IP] [inserción | lectura | borrado | búsqueda] [registro| cadena buscada ].</text:p>
      <text:p text:style-name="P14"/>
      <text:p text:style-name="P14"/>
      <text:p text:style-name="P14"/>
      <text:p text:style-name="P14"/>
      <text:p text:style-name="P14"/>
      <text:p text:style-name="P14"/>
      <text:p text:style-name="P14"/>
      <text:p text:style-name="P14"/>
      <text:p text:style-name="P14"/>
      <text:p text:style-name="P15"><text:soft-page-break/></text:p>
      <text:p text:style-name="P5">DIAGRAMA DE COMUNICACIONES</text:p>
      <text:p text:style-name="P5"/>
      <text:p text:style-name="P5"/>
      <text:p text:style-name="P5">SERVIDOR – CLIENTE … CONEXIÓN</text:p>
      <text:p text:style-name="P5"/>
      <text:p text:style-name="P5"><draw:g text:anchor-type="paragraph" draw:z-index="0" draw:name="Forma1" draw:style-name="gr1"><draw:custom-shape draw:name="CuadroTexto 2" draw:style-name="gr2" draw:text-style-name="P34" svg:width="4.22cm" svg:height="0.992cm" svg:x="2.743cm" svg:y="0.099cm"><text:p text:style-name="P33"><text:span text:style-name="T15">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 draw:text-style-name="P34" svg:width="4.218cm" svg:height="0.99cm" svg:x="11.183cm" svg:y="0.099cm"><text:p text:style-name="P33"><text:span text:style-name="T15">CLIENT</text:span><text:span text:style-name="T15">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9" draw:style-name="gr3" draw:text-style-name="P35" svg:width="0.003cm" svg:height="12.754cm" svg:x="4.852cm" svg:y="1.034cm"><text:p/><draw:enhanced-geometry draw:mirror-horizontal="false" draw:mirror-vertical="false" svg:viewBox="0 0 21600 21600" draw:type="mso-spt32" draw:enhanced-path="M 0 0 L 21600 21600 N"/></draw:custom-shape><draw:custom-shape draw:name="Conector recto de flecha 10" draw:style-name="gr3" draw:text-style-name="P35" svg:width="0.006cm" svg:height="12.754cm" svg:x="13.291cm" svg:y="1.034cm"><text:p/><draw:enhanced-geometry draw:mirror-horizontal="false" draw:mirror-vertical="false" svg:viewBox="0 0 21600 21600" draw:type="mso-spt32" draw:enhanced-path="M 0 0 L 21600 21600 N"/></draw:custom-shape><draw:custom-shape draw:name="Elipse 11" draw:style-name="gr4" draw:text-style-name="P36" svg:width="0.526cm" svg:height="0.456cm" svg:x="4.588cm" svg:y="1.66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 draw:style-name="gr4" draw:text-style-name="P36" svg:width="0.526cm" svg:height="0.456cm" svg:x="4.588cm" svg:y="3.51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3" draw:style-name="gr5" draw:text-style-name="P36" svg:width="0.526cm" svg:height="0.452cm" svg:x="4.588cm" svg:y="5.3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4" draw:style-name="gr6" draw:text-style-name="P36" svg:width="0.526cm" svg:height="0.454cm" svg:x="4.588cm" svg:y="7.20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5" draw:style-name="gr6" draw:text-style-name="P36" svg:width="0.526cm" svg:height="0.454cm" svg:x="4.588cm" svg:y="9.05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6" draw:style-name="gr6" draw:text-style-name="P36" svg:width="0.526cm" svg:height="0.454cm" svg:x="4.588cm" svg:y="10.8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7" draw:style-name="gr4" draw:text-style-name="P36" svg:width="0.525cm" svg:height="0.456cm" svg:x="13.03cm" svg:y="1.66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8" draw:style-name="gr6" draw:text-style-name="P36" svg:width="0.525cm" svg:height="0.454cm" svg:x="13.03cm" svg:y="7.20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9" draw:style-name="gr6" draw:text-style-name="P36" svg:width="0.525cm" svg:height="0.454cm" svg:x="13.03cm" svg:y="9.05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0" draw:style-name="gr6" draw:text-style-name="P36" svg:width="0.525cm" svg:height="0.454cm" svg:x="13.03cm" svg:y="10.8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3" draw:style-name="gr7" draw:text-style-name="P38" svg:width="2.673cm" svg:height="0.705cm" svg:x="1.256cm" svg:y="1.542cm"><text:p text:style-name="P37"><text:span text:style-name="T16">SO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4" draw:style-name="gr7" draw:text-style-name="P38" svg:width="2.109cm" svg:height="0.705cm" svg:x="1.82cm" svg:y="3.42cm"><text:p text:style-name="P37"><text:span text:style-name="T16">BI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5" draw:style-name="gr7" draw:text-style-name="P38" svg:width="2.109cm" svg:height="0.705cm" svg:x="1.82cm" svg:y="5.294cm"><text:p text:style-name="P37"><text:span text:style-name="T16">LIST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6" draw:style-name="gr7" draw:text-style-name="P38" svg:width="2.883cm" svg:height="0.705cm" svg:x="1.046cm" svg:y="7.082cm"><text:p text:style-name="P37"><text:span text:style-name="T16">ACCEP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2.109cm" svg:height="0.705cm" svg:x="1.82cm" svg:y="8.927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2.109cm" svg:height="0.705cm" svg:x="1.82cm" svg:y="10.769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9" draw:style-name="gr7" draw:text-style-name="P40" svg:width="2.841cm" svg:height="0.705cm" svg:x="14.24cm" svg:y="1.542cm"><text:p text:style-name="P39"><text:span text:style-name="T16">SO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3" draw:style-name="gr7" draw:text-style-name="P40" svg:width="2.109cm" svg:height="0.705cm" svg:x="14.24cm" svg:y="8.927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4" draw:style-name="gr7" draw:text-style-name="P40" svg:width="2.109cm" svg:height="0.705cm" svg:x="14.24cm" svg:y="10.769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33" draw:style-name="gr8" draw:text-style-name="P35" svg:width="7.912cm" svg:height="0.003cm" svg:x="5.105cm" svg:y="7.435cm"><text:p/><draw:enhanced-geometry draw:mirror-horizontal="true" draw:mirror-vertical="false" svg:viewBox="0 0 21600 21600" draw:type="mso-spt32" draw:enhanced-path="M 0 0 L 21600 21600 N"/></draw:custom-shape><draw:custom-shape draw:name="Conector recto de flecha 34" draw:style-name="gr9" draw:text-style-name="P35" svg:width="7.912cm" svg:height="1.846cm" svg:x="5.105cm" svg:y="9.28cm"><text:p/><draw:enhanced-geometry draw:mirror-horizontal="true" draw:mirror-vertical="false" svg:viewBox="0 0 21600 21600" draw:type="mso-spt32" draw:enhanced-path="M 0 0 L 21600 21600 N"/></draw:custom-shape><draw:custom-shape draw:name="Conector recto de flecha 35" draw:style-name="gr10" draw:text-style-name="P35" svg:width="7.914cm" svg:height="1.846cm" svg:x="5.115cm" svg:y="9.28cm"><text:p/><draw:enhanced-geometry draw:mirror-horizontal="false" draw:mirror-vertical="false" svg:viewBox="0 0 21600 21600" draw:type="mso-spt32" draw:enhanced-path="M 0 0 L 21600 21600 N"/></draw:custom-shap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text:soft-page-break/>SERVIDOR – CLIENTE … <text:span text:style-name="T6">INGRESAR</text:span></text:p>
      <text:p text:style-name="P6"/>
      <text:p text:style-name="P6"/>
      <text:p text:style-name="P6"/>
      <text:p text:style-name="P16"><draw:g text:anchor-type="paragraph" draw:z-index="1" draw:name="Forma2" draw:style-name="gr1"><draw:custom-shape draw:name="CuadroTexto 2" draw:style-name="gr2" draw:text-style-name="P34" svg:width="4cm" svg:height="0.99cm" svg:x="3.11cm" svg:y="0.125cm"><text:p text:style-name="P33"><text:span text:style-name="T15">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 draw:text-style-name="P34" svg:width="4cm" svg:height="0.99cm" svg:x="11.111cm" svg:y="0.125cm"><text:p text:style-name="P33"><text:span text:style-name="T15">CLIE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38" draw:style-name="gr11" draw:text-style-name="P35" svg:width="0.003cm" svg:height="12.004cm" svg:x="5.11cm" svg:y="1.15cm"><text:p/><draw:enhanced-geometry draw:mirror-horizontal="false" draw:mirror-vertical="false" svg:viewBox="0 0 21600 21600" draw:type="mso-spt32" draw:enhanced-path="M 0 0 L 21600 21600 N"/></draw:custom-shape><draw:custom-shape draw:name="Conector recto de flecha 39" draw:style-name="gr12" draw:text-style-name="P35" svg:width="0.003cm" svg:height="12.004cm" svg:x="13.111cm" svg:y="1.15cm"><text:p/><draw:enhanced-geometry draw:mirror-horizontal="false" draw:mirror-vertical="false" svg:viewBox="0 0 21600 21600" draw:type="mso-spt32" draw:enhanced-path="M 0 0 L 21600 21600 N"/></draw:custom-shape><draw:custom-shape draw:name="Elipse 40" draw:style-name="gr13" draw:text-style-name="P36" svg:width="0.498cm" svg:height="0.5cm" svg:x="4.86cm" svg:y="7.92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1" draw:style-name="gr14" draw:text-style-name="P36" svg:width="0.498cm" svg:height="0.498cm" svg:x="4.86cm" svg:y="9.95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2" draw:style-name="gr14" draw:text-style-name="P36" svg:width="0.498cm" svg:height="0.498cm" svg:x="4.86cm" svg:y="5.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3" draw:style-name="gr13" draw:text-style-name="P36" svg:width="0.5cm" svg:height="0.5cm" svg:x="12.861cm" svg:y="1.84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4" draw:style-name="gr13" draw:text-style-name="P36" svg:width="0.5cm" svg:height="0.5cm" svg:x="12.861cm" svg:y="3.8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5" draw:style-name="gr14" draw:text-style-name="P36" svg:width="0.5cm" svg:height="0.498cm" svg:x="12.861cm" svg:y="5.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47" draw:style-name="gr14" draw:text-style-name="P36" svg:width="0.5cm" svg:height="0.498cm" svg:x="12.861cm" svg:y="9.95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3" draw:style-name="gr7" draw:text-style-name="P38" svg:width="1.999cm" svg:height="0.705cm" svg:x="2.235cm" svg:y="1.709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6" draw:style-name="gr7" draw:text-style-name="P38" svg:width="2.001cm" svg:height="0.705cm" svg:x="2.251cm" svg:y="5.655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1.999cm" svg:height="0.705cm" svg:x="2.235cm" svg:y="9.818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9" draw:style-name="gr7" draw:text-style-name="P40" svg:width="1.999cm" svg:height="0.705cm" svg:x="14.009cm" svg:y="1.709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2" draw:style-name="gr7" draw:text-style-name="P40" svg:width="1.999cm" svg:height="0.705cm" svg:x="14.051cm" svg:y="5.655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3" draw:style-name="gr7" draw:text-style-name="P40" svg:width="1.999cm" svg:height="0.705cm" svg:x="14.011cm" svg:y="9.818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57" draw:style-name="gr13" draw:text-style-name="P36" svg:width="0.498cm" svg:height="0.5cm" svg:x="4.86cm" svg:y="1.84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ector recto de flecha 58" draw:style-name="gr15" draw:text-style-name="P35" svg:width="7.501cm" svg:height="0.003cm" svg:x="5.353cm" svg:y="2.083cm"><text:p/><draw:enhanced-geometry draw:mirror-horizontal="true" draw:mirror-vertical="true" svg:viewBox="0 0 21600 21600" draw:type="mso-spt32" draw:enhanced-path="M 0 0 L 21600 21600 N"/></draw:custom-shape><draw:custom-shape draw:name="Conector recto de flecha 59" draw:style-name="gr16" draw:text-style-name="P35" svg:width="7.503cm" svg:height="0.004cm" svg:x="5.35cm" svg:y="6.251cm"><text:p/><draw:enhanced-geometry draw:mirror-horizontal="true" draw:mirror-vertical="false" svg:viewBox="0 0 21600 21600" draw:type="mso-spt32" draw:enhanced-path="M 0 0 L 21600 21600 N"/></draw:custom-shape><draw:custom-shape draw:name="Conector recto de flecha 60" draw:style-name="gr16" draw:text-style-name="P35" svg:width="7.503cm" svg:height="0.004cm" svg:x="5.357cm" svg:y="10.204cm"><text:p/><draw:enhanced-geometry draw:mirror-horizontal="false" draw:mirror-vertical="false" svg:viewBox="0 0 21600 21600" draw:type="mso-spt32" draw:enhanced-path="M 0 0 L 21600 21600 N"/></draw:custom-shape><draw:custom-shape draw:name="CuadroTexto 42" draw:style-name="gr17" draw:text-style-name="P41" svg:width="2.998cm" svg:height="0.705cm" svg:x="7.601cm" svg:y="1.429cm"><text:p text:style-name="P33"><text:span text:style-name="T16">int op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3" draw:style-name="gr17" draw:text-style-name="P41" svg:width="3.631cm" svg:height="0.705cm" svg:x="7.251cm" svg:y="5.35cm"><text:p text:style-name="P33"><text:span text:style-name="T16">dogType d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4" draw:style-name="gr17" draw:text-style-name="P41" svg:width="3.851cm" svg:height="0.705cm" svg:x="7.601cm" svg:y="9.41cm"><text:p text:style-name="P33"><text:span text:style-name="T16">int confi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17" draw:style-name="gr13" draw:text-style-name="P36" svg:width="0.498cm" svg:height="0.5cm" svg:x="4.86cm" svg:y="3.8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51" draw:style-name="gr7" draw:text-style-name="P38" svg:width="1.999cm" svg:height="0.705cm" svg:x="2.235cm" svg:y="3.769cm"><text:p text:style-name="P37"><text:span text:style-name="T16">l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1.999cm" svg:height="0.705cm" svg:x="2.235cm" svg:y="9.818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1.999cm" svg:height="0.705cm" svg:x="2.235cm" svg:y="9.818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3.599cm" svg:height="0.705cm" svg:x="0.852cm" svg:y="7.854cm"><text:p text:style-name="P37"><text:span text:style-name="T16">crearRegist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
      <text:p text:style-name="P5"/>
      <text:p text:style-name="P5"/>
      <text:p text:style-name="P5"/>
      <text:p text:style-name="P5"/>
      <text:p text:style-name="P5"><draw:frame text:anchor-type="paragraph" draw:z-index="3" draw:name="Forma4" draw:style-name="gr20" draw:text-style-name="P42" svg:width="2.712cm" svg:height="0.705cm" svg:x="13.839cm" svg:y="0.432cm"><draw:text-box><text:p text:style-name="P39"><text:span text:style-name="T16">agregar()</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SERVIDOR – CLIENTE … <text:span text:style-name="T7">VER REGISTRO</text:span></text:p>
      <text:p text:style-name="P7"/>
      <text:p text:style-name="P7"><draw:g text:anchor-type="paragraph" draw:z-index="2" draw:name="Forma3" draw:style-name="gr1"><draw:custom-shape draw:name="CuadroTexto 2" draw:style-name="gr2" draw:text-style-name="P34" svg:width="4.001cm" svg:height="0.99cm" svg:x="2.727cm" svg:y="0cm"><text:p text:style-name="P33"><text:span text:style-name="T15">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 draw:text-style-name="P34" svg:width="4cm" svg:height="0.99cm" svg:x="10.728cm" svg:y="0cm"><text:p text:style-name="P33"><text:span text:style-name="T15">CLIE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122" draw:style-name="gr18" draw:text-style-name="P35" svg:width="0.1cm" svg:height="19.601cm" svg:x="4.728cm" svg:y="1.027cm"><text:p/><draw:enhanced-geometry draw:mirror-horizontal="false" draw:mirror-vertical="false" svg:viewBox="0 0 21600 21600" draw:type="mso-spt32" draw:enhanced-path="M 0 0 L 21600 21600 N"/></draw:custom-shape><draw:custom-shape draw:name="Conector recto de flecha 123" draw:style-name="gr19" draw:text-style-name="P35" svg:width="0.098cm" svg:height="19.601cm" svg:x="12.729cm" svg:y="1.027cm"><text:p/><draw:enhanced-geometry draw:mirror-horizontal="false" draw:mirror-vertical="false" svg:viewBox="0 0 21600 21600" draw:type="mso-spt32" draw:enhanced-path="M 0 0 L 21600 21600 N"/></draw:custom-shape><draw:custom-shape draw:name="Elipse 124" draw:style-name="gr13" draw:text-style-name="P36" svg:width="0.498cm" svg:height="0.5cm" svg:x="4.479cm" svg:y="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5" draw:style-name="gr14" draw:text-style-name="P36" svg:width="0.498cm" svg:height="0.498cm" svg:x="4.479cm" svg:y="9.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6" draw:style-name="gr14" draw:text-style-name="P36" svg:width="0.498cm" svg:height="0.498cm" svg:x="4.479cm" svg:y="5.77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7" draw:style-name="gr13" draw:text-style-name="P36" svg:width="0.5cm" svg:height="0.5cm" svg:x="12.48cm" svg:y="1.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8" draw:style-name="gr13" draw:text-style-name="P36" svg:width="0.5cm" svg:height="0.5cm" svg:x="12.48cm" svg:y="3.74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29" draw:style-name="gr14" draw:text-style-name="P36" svg:width="0.5cm" svg:height="0.498cm" svg:x="12.48cm" svg:y="5.77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3" draw:style-name="gr7" draw:text-style-name="P38" svg:width="2.001cm" svg:height="0.705cm" svg:x="1.854cm" svg:y="1.586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6" draw:style-name="gr7" draw:text-style-name="P38" svg:width="2.95cm" svg:height="0.705cm" svg:x="1.027cm" svg:y="5.722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2.001cm" svg:height="0.705cm" svg:x="2.025cm" svg:y="7.722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2.95cm" svg:height="0.705cm" svg:x="1.027cm" svg:y="3.627cm"><text:p text:style-name="P37"><text:span text:style-name="T16">cantMa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9" draw:style-name="gr7" draw:text-style-name="P40" svg:width="2.001cm" svg:height="0.705cm" svg:x="13.626cm" svg:y="1.586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3" draw:style-name="gr7" draw:text-style-name="P40" svg:width="1.999cm" svg:height="0.705cm" svg:x="13.228cm" svg:y="7.826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39" draw:style-name="gr13" draw:text-style-name="P36" svg:width="0.498cm" svg:height="0.5cm" svg:x="4.479cm" svg:y="1.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ector recto de flecha 140" draw:style-name="gr15" draw:text-style-name="P35" svg:width="7.501cm" svg:height="0.003cm" svg:x="4.975cm" svg:y="1.96cm"><text:p/><draw:enhanced-geometry draw:mirror-horizontal="true" draw:mirror-vertical="true" svg:viewBox="0 0 21600 21600" draw:type="mso-spt32" draw:enhanced-path="M 0 0 L 21600 21600 N"/></draw:custom-shape><draw:custom-shape draw:name="Conector recto de flecha 141" draw:style-name="gr15" draw:text-style-name="P35" svg:width="7.501cm" svg:height="0.003cm" svg:x="4.978cm" svg:y="8.024cm"><text:p/><draw:enhanced-geometry draw:mirror-horizontal="true" draw:mirror-vertical="false" svg:viewBox="0 0 21600 21600" draw:type="mso-spt32" draw:enhanced-path="M 0 0 L 21600 21600 N"/></draw:custom-shape><draw:custom-shape draw:name="Conector recto de flecha 142" draw:style-name="gr15" draw:text-style-name="P35" svg:width="7.501cm" svg:height="0.01cm" svg:x="4.976cm" svg:y="6.022cm"><text:p/><draw:enhanced-geometry draw:mirror-horizontal="false" draw:mirror-vertical="true" svg:viewBox="0 0 21600 21600" draw:type="mso-spt32" draw:enhanced-path="M 0 0 L 21600 21600 N"/></draw:custom-shape><draw:custom-shape draw:name="CuadroTexto 42" draw:style-name="gr17" draw:text-style-name="P41" svg:width="3.001cm" svg:height="0.705cm" svg:x="7.229cm" svg:y="1.219cm"><text:p text:style-name="P33"><text:span text:style-name="T16">Int op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3" draw:style-name="gr17" draw:text-style-name="P41" svg:width="3.502cm" svg:height="1.156cm" svg:x="6.925cm" svg:y="7.026cm"><text:p text:style-name="P33"><text:span text:style-name="T16">int numRegist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4" draw:style-name="gr17" draw:text-style-name="P41" svg:width="4.601cm" svg:height="1.156cm" svg:x="6.426cm" svg:y="4.923cm"><text:p text:style-name="P33"><text:span text:style-name="T16">Int cantidadMascot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46" draw:style-name="gr14" draw:text-style-name="P36" svg:width="0.498cm" svg:height="0.498cm" svg:x="4.479cm" svg:y="3.73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47" draw:style-name="gr7" draw:text-style-name="P38" svg:width="2.763cm" svg:height="0.705cm" svg:x="1.027cm" svg:y="11.922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51" draw:style-name="gr14" draw:text-style-name="P36" svg:width="0.498cm" svg:height="0.498cm" svg:x="4.426cm" svg:y="12.1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52" draw:style-name="gr13" draw:text-style-name="P36" svg:width="0.498cm" svg:height="0.5cm" svg:x="4.479cm" svg:y="15.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53" draw:style-name="gr14" draw:text-style-name="P36" svg:width="0.5cm" svg:height="0.498cm" svg:x="12.48cm" svg:y="7.7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54" draw:style-name="gr7" draw:text-style-name="P40" svg:width="1.999cm" svg:height="0.705cm" svg:x="13.228cm" svg:y="5.627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55" draw:style-name="gr13" draw:text-style-name="P36" svg:width="0.5cm" svg:height="0.5cm" svg:x="12.528cm" svg:y="15.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62" draw:style-name="gr7" draw:text-style-name="P38" svg:width="2.95cm" svg:height="0.705cm" svg:x="1.477cm" svg:y="19.122cm"><text:p text:style-name="P37"><text:span text:style-name="T16">l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58" draw:style-name="gr14" draw:text-style-name="P36" svg:width="0.5cm" svg:height="0.498cm" svg:x="12.528cm" svg:y="12.1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64" draw:style-name="gr7" draw:text-style-name="P40" svg:width="1.999cm" svg:height="0.705cm" svg:x="13.228cm" svg:y="12.123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160" draw:style-name="gr16" draw:text-style-name="P35" svg:width="7.503cm" svg:height="0.018cm" svg:x="4.923cm" svg:y="12.409cm"><text:p/><draw:enhanced-geometry draw:mirror-horizontal="false" draw:mirror-vertical="false" svg:viewBox="0 0 21600 21600" draw:type="mso-spt32" draw:enhanced-path="M 0 0 L 21600 21600 N"/></draw:custom-shape><draw:custom-shape draw:name="CuadroTexto 66" draw:style-name="gr17" draw:text-style-name="P41" svg:width="3.001cm" svg:height="1.156cm" svg:x="7.026cm" svg:y="11.026cm"><text:p text:style-name="P33"><text:span text:style-name="T16">dogType masco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25" draw:style-name="gr14" draw:text-style-name="P36" svg:width="0.498cm" svg:height="0.498cm" svg:x="4.479cm" svg:y="9.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46" draw:style-name="gr7" draw:text-style-name="P38" svg:width="3.363cm" svg:height="0.705cm" svg:x="13.027cm" svg:y="13.626cm"><text:p text:style-name="P37"><text:span text:style-name="T16">verRegist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25" draw:style-name="gr14" draw:text-style-name="P36" svg:width="0.5cm" svg:height="0.498cm" svg:x="12.528cm" svg:y="13.82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9" draw:style-name="gr7" draw:text-style-name="P40" svg:width="1.999cm" svg:height="0.705cm" svg:x="13.427cm" svg:y="15.923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3" draw:style-name="gr7" draw:text-style-name="P38" svg:width="1.999cm" svg:height="0.705cm" svg:x="2.027cm" svg:y="15.826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141" draw:style-name="gr15" draw:text-style-name="P35" svg:width="7.501cm" svg:height="0.004cm" svg:x="4.975cm" svg:y="16.222cm"><text:p/><draw:enhanced-geometry draw:mirror-horizontal="true" draw:mirror-vertical="false" svg:viewBox="0 0 21600 21600" draw:type="mso-spt32" draw:enhanced-path="M 0 0 L 21600 21600 N"/></draw:custom-shape><draw:custom-shape draw:name="CuadroTexto 66" draw:style-name="gr17" draw:text-style-name="P41" svg:width="3.003cm" svg:height="1.156cm" svg:x="7.296cm" svg:y="14.845cm"><text:p text:style-name="P33"><text:span text:style-name="T16">dogType masco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7" draw:style-name="gr7" draw:text-style-name="P38" svg:width="2.763cm" svg:height="0.705cm" svg:x="1.627cm" svg:y="17.427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4" draw:style-name="gr17" draw:text-style-name="P41" svg:width="4.601cm" svg:height="1.156cm" svg:x="6.225cm" svg:y="16.671cm"><text:p text:style-name="P33"><text:span text:style-name="T16">Int cantidadMascot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52" draw:style-name="gr13" draw:text-style-name="P36" svg:width="0.498cm" svg:height="0.5cm" svg:x="4.528cm" svg:y="17.52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52" draw:style-name="gr14" draw:text-style-name="P36" svg:width="0.498cm" svg:height="0.498cm" svg:x="4.528cm" svg:y="19.3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52" draw:style-name="gr13" draw:text-style-name="P36" svg:width="0.5cm" svg:height="0.5cm" svg:x="12.528cm" svg:y="17.52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ector recto de flecha 160" draw:style-name="gr16" draw:text-style-name="P35" svg:width="7.503cm" svg:height="0.018cm" svg:x="5.026cm" svg:y="17.808cm"><text:p/><draw:enhanced-geometry draw:mirror-horizontal="false" draw:mirror-vertical="false" svg:viewBox="0 0 21600 21600" draw:type="mso-spt32" draw:enhanced-path="M 0 0 L 21600 21600 N"/></draw:custom-shape></draw:g></text:p>
      <text:p text:style-name="P7"/>
      <text:p text:style-name="P7"/>
      <text:p text:style-name="P7"/>
      <text:p text:style-name="P7"/>
      <text:p text:style-name="P7"/>
      <text:p text:style-name="P7"/>
      <text:p text:style-name="P7"><draw:frame text:anchor-type="paragraph" draw:z-index="4" draw:name="Forma4" draw:style-name="gr20" draw:text-style-name="P42" svg:width="2.712cm" svg:height="0.705cm" svg:x="13.589cm" svg:y="0.208cm"><draw:text-box><text:p text:style-name="P39"><text:span text:style-name="T16">agregar()</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5" draw:name="Forma4" draw:style-name="gr21" draw:text-style-name="P42" svg:width="3.178cm" svg:height="1.156cm" svg:x="0.87cm" svg:y="0.399cm"><draw:text-box><text:p text:style-name="P39"><text:span text:style-name="T16">verRegistro()</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6" draw:name="Forma4" draw:style-name="gr20" draw:text-style-name="P42" svg:width="2.712cm" svg:height="0.705cm" svg:x="13.393cm" svg:y="0.411cm"><draw:text-box><text:p text:style-name="P39"><text:span text:style-name="T16">RECV</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SERVIDOR – CLIENTE … <text:span text:style-name="T8">BORRAR</text:span></text:p>
      <text:p text:style-name="P8"/>
      <text:p text:style-name="P8"><draw:g text:anchor-type="paragraph" draw:z-index="7" draw:name="Forma5" draw:style-name="gr1"><draw:custom-shape draw:name="CuadroTexto 29" draw:style-name="gr7" draw:text-style-name="P40" svg:width="1.999cm" svg:height="0.705cm" svg:x="14.406cm" svg:y="1.586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2"><draw:custom-shape draw:name="CuadroTexto 2" draw:style-name="gr2" draw:text-style-name="P34" svg:width="4.001cm" svg:height="0.99cm" svg:x="3.507cm" svg:y="0.002cm"><text:p text:style-name="P33"><text:span text:style-name="T15">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 draw:text-style-name="P34" svg:width="4cm" svg:height="0.99cm" svg:x="11.508cm" svg:y="0.002cm"><text:p text:style-name="P33"><text:span text:style-name="T15">CLIE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165" draw:style-name="gr23" draw:text-style-name="P35" svg:width="0.004cm" svg:height="16.003cm" svg:x="5.507cm" svg:y="1.027cm"><text:p/><draw:enhanced-geometry draw:mirror-horizontal="false" draw:mirror-vertical="false" svg:viewBox="0 0 21600 21600" draw:type="mso-spt32" draw:enhanced-path="M 0 0 L 21600 21600 N"/></draw:custom-shape><draw:custom-shape draw:name="Conector recto de flecha 166" draw:style-name="gr24" draw:text-style-name="P35" svg:width="0.004cm" svg:height="16.003cm" svg:x="13.508cm" svg:y="1.027cm"><text:p/><draw:enhanced-geometry draw:mirror-horizontal="false" draw:mirror-vertical="false" svg:viewBox="0 0 21600 21600" draw:type="mso-spt32" draw:enhanced-path="M 0 0 L 21600 21600 N"/></draw:custom-shape><draw:custom-shape draw:name="Elipse 167" draw:style-name="gr13" draw:text-style-name="P36" svg:width="0.498cm" svg:height="0.5cm" svg:x="5.257cm" svg:y="7.80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68" draw:style-name="gr14" draw:text-style-name="P36" svg:width="0.498cm" svg:height="0.498cm" svg:x="5.257cm" svg:y="9.8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69" draw:style-name="gr14" draw:text-style-name="P36" svg:width="0.498cm" svg:height="0.498cm" svg:x="5.257cm" svg:y="5.7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70" draw:style-name="gr13" draw:text-style-name="P36" svg:width="0.498cm" svg:height="0.5cm" svg:x="13.26cm" svg:y="1.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72" draw:style-name="gr14" draw:text-style-name="P36" svg:width="0.498cm" svg:height="0.498cm" svg:x="13.26cm" svg:y="5.7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3" draw:style-name="gr7" draw:text-style-name="P38" svg:width="1.999cm" svg:height="0.705cm" svg:x="2.632cm" svg:y="1.586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6" draw:style-name="gr7" draw:text-style-name="P38" svg:width="2.95cm" svg:height="0.705cm" svg:x="2.168cm" svg:y="5.731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1.999cm" svg:height="0.705cm" svg:x="2.969cm" svg:y="7.731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4.402cm" svg:height="0.705cm" svg:x="0.367cm" svg:y="3.627cm"><text:p text:style-name="P37"><text:span text:style-name="T16">cantidadMascot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3" draw:style-name="gr7" draw:text-style-name="P40" svg:width="1.999cm" svg:height="0.705cm" svg:x="13.969cm" svg:y="7.731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82" draw:style-name="gr13" draw:text-style-name="P36" svg:width="0.498cm" svg:height="0.5cm" svg:x="5.257cm" svg:y="1.7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ector recto de flecha 183" draw:style-name="gr16" draw:text-style-name="P35" svg:width="7.503cm" svg:height="0.003cm" svg:x="5.747cm" svg:y="1.961cm"><text:p/><draw:enhanced-geometry draw:mirror-horizontal="true" draw:mirror-vertical="true" svg:viewBox="0 0 21600 21600" draw:type="mso-spt32" draw:enhanced-path="M 0 0 L 21600 21600 N"/></draw:custom-shape><draw:custom-shape draw:name="Conector recto de flecha 184" draw:style-name="gr16" draw:text-style-name="P35" svg:width="7.503cm" svg:height="0.004cm" svg:x="5.75cm" svg:y="8.128cm"><text:p/><draw:enhanced-geometry draw:mirror-horizontal="true" draw:mirror-vertical="false" svg:viewBox="0 0 21600 21600" draw:type="mso-spt32" draw:enhanced-path="M 0 0 L 21600 21600 N"/></draw:custom-shape><draw:custom-shape draw:name="Conector recto de flecha 185" draw:style-name="gr16" draw:text-style-name="P35" svg:width="7.503cm" svg:height="0.01cm" svg:x="5.758cm" svg:y="5.928cm"><text:p/><draw:enhanced-geometry draw:mirror-horizontal="false" draw:mirror-vertical="true" svg:viewBox="0 0 21600 21600" draw:type="mso-spt32" draw:enhanced-path="M 0 0 L 21600 21600 N"/></draw:custom-shape><draw:custom-shape draw:name="CuadroTexto 42" draw:style-name="gr17" draw:text-style-name="P41" svg:width="3.003cm" svg:height="0.705cm" svg:x="8.007cm" svg:y="1.219cm"><text:p text:style-name="P33"><text:span text:style-name="T16">Int op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3" draw:style-name="gr17" draw:text-style-name="P41" svg:width="3.502cm" svg:height="1.156cm" svg:x="7.569cm" svg:y="6.931cm"><text:p text:style-name="P33"><text:span text:style-name="T16">int numRegist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4" draw:style-name="gr17" draw:text-style-name="P41" svg:width="3.001cm" svg:height="1.156cm" svg:x="7.769cm" svg:y="4.731cm"><text:p text:style-name="P33"><text:span text:style-name="T16">Int total mascot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89" draw:style-name="gr14" draw:text-style-name="P36" svg:width="0.498cm" svg:height="0.498cm" svg:x="5.257cm" svg:y="3.73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92" draw:style-name="gr14" draw:text-style-name="P36" svg:width="0.498cm" svg:height="0.498cm" svg:x="5.257cm" svg:y="11.8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46" draw:style-name="gr7" draw:text-style-name="P38" svg:width="2.962cm" svg:height="0.705cm" svg:x="2.006cm" svg:y="13.732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7" draw:style-name="gr7" draw:text-style-name="P38" svg:width="2.765cm" svg:height="0.705cm" svg:x="1.967cm" svg:y="15.427cm"><text:p text:style-name="P37"><text:span text:style-name="T16">l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95" draw:style-name="gr14" draw:text-style-name="P36" svg:width="0.498cm" svg:height="0.498cm" svg:x="5.257cm" svg:y="13.88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96" draw:style-name="gr14" draw:text-style-name="P36" svg:width="0.498cm" svg:height="0.498cm" svg:x="13.26cm" svg:y="7.79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54" draw:style-name="gr7" draw:text-style-name="P40" svg:width="1.999cm" svg:height="0.705cm" svg:x="14.168cm" svg:y="5.627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198" draw:style-name="gr15" draw:text-style-name="P35" svg:width="7.501cm" svg:height="0.01cm" svg:x="5.668cm" svg:y="14.122cm"><text:p/><draw:enhanced-geometry draw:mirror-horizontal="false" draw:mirror-vertical="false" svg:viewBox="0 0 21600 21600" draw:type="mso-spt32" draw:enhanced-path="M 0 0 L 21600 21600 N"/></draw:custom-shape><draw:custom-shape draw:name="CuadroTexto 55" draw:style-name="gr17" draw:text-style-name="P41" svg:width="3.599cm" svg:height="1.156cm" svg:x="7.569cm" svg:y="13.027cm"><text:p text:style-name="P33"><text:span text:style-name="T16">Int confi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8" draw:style-name="gr7" draw:text-style-name="P40" svg:width="1.999cm" svg:height="0.705cm" svg:x="13.969cm" svg:y="13.827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4.4cm" svg:height="0.705cm" svg:x="0.568cm" svg:y="9.628cm"><text:p text:style-name="P37"><text:span text:style-name="T16">vaciarEstructur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4.8cm" svg:height="0.705cm" svg:x="0.168cm" svg:y="11.628cm"><text:p text:style-name="P37"><text:span text:style-name="T16">asignarBorradoH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192" draw:style-name="gr14" draw:text-style-name="P36" svg:width="0.498cm" svg:height="0.498cm" svg:x="13.27cm" svg:y="13.93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195" draw:style-name="gr14" draw:text-style-name="P36" svg:width="0.5cm" svg:height="0.498cm" svg:x="5.269cm" svg:y="15.53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SERVIDOR – CLIENTE … <text:span text:style-name="T9">BUSCAR</text:span></text:p>
      <text:p text:style-name="P9"/>
      <text:p text:style-name="P9"><draw:g text:anchor-type="paragraph" draw:z-index="8" draw:name="Forma6" draw:style-name="gr1"><draw:custom-shape draw:name="CuadroTexto 2" draw:style-name="gr2" draw:text-style-name="P34" svg:width="4.001cm" svg:height="0.99cm" svg:x="2.441cm" svg:y="0.085cm"><text:p text:style-name="P33"><text:span text:style-name="T15">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 draw:text-style-name="P34" svg:width="4.001cm" svg:height="0.99cm" svg:x="10.442cm" svg:y="0.085cm"><text:p text:style-name="P33"><text:span text:style-name="T15">CLIE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204" draw:style-name="gr25" draw:text-style-name="P35" svg:width="0.003cm" svg:height="16.003cm" svg:x="4.442cm" svg:y="1.11cm"><text:p/><draw:enhanced-geometry draw:mirror-horizontal="false" draw:mirror-vertical="false" svg:viewBox="0 0 21600 21600" draw:type="mso-spt32" draw:enhanced-path="M 0 0 L 21600 21600 N"/></draw:custom-shape><draw:custom-shape draw:name="Conector recto de flecha 205" draw:style-name="gr26" draw:text-style-name="P35" svg:width="0.003cm" svg:height="16.003cm" svg:x="12.443cm" svg:y="1.11cm"><text:p/><draw:enhanced-geometry draw:mirror-horizontal="false" draw:mirror-vertical="false" svg:viewBox="0 0 21600 21600" draw:type="mso-spt32" draw:enhanced-path="M 0 0 L 21600 21600 N"/></draw:custom-shape><draw:custom-shape draw:name="Elipse 206" draw:style-name="gr13" draw:text-style-name="P36" svg:width="0.5cm" svg:height="0.5cm" svg:x="4.129cm" svg:y="8.17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07" draw:style-name="gr14" draw:text-style-name="P36" svg:width="0.498cm" svg:height="0.498cm" svg:x="4.189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08" draw:style-name="gr13" draw:text-style-name="P36" svg:width="0.5cm" svg:height="0.5cm" svg:x="4.129cm" svg:y="3.6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09" draw:style-name="gr13" draw:text-style-name="P36" svg:width="0.498cm" svg:height="0.5cm" svg:x="12.192cm" svg:y="1.8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10" draw:style-name="gr13" draw:text-style-name="P36" svg:width="0.498cm" svg:height="0.5cm" svg:x="12.192cm" svg:y="3.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12" draw:style-name="gr14" draw:text-style-name="P36" svg:width="0.498cm" svg:height="0.498cm" svg:x="12.19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23" draw:style-name="gr7" draw:text-style-name="P38" svg:width="1.999cm" svg:height="0.705cm" svg:x="1.566cm" svg:y="1.669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6" draw:style-name="gr7" draw:text-style-name="P38" svg:width="2.954cm" svg:height="0.705cm" svg:x="0.778cm" svg:y="8.179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7" draw:style-name="gr7" draw:text-style-name="P38" svg:width="1.999cm" svg:height="0.705cm" svg:x="1.565cm" svg:y="11.806cm"><text:p text:style-name="P37"><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2.952cm" svg:height="0.705cm" svg:x="0.78cm" svg:y="3.581cm"><text:p text:style-name="P37"><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9" draw:style-name="gr7" draw:text-style-name="P40" svg:width="1.999cm" svg:height="0.705cm" svg:x="13.34cm" svg:y="1.669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1" draw:style-name="gr7" draw:text-style-name="P40" svg:width="2.999cm" svg:height="0.705cm" svg:x="13.131cm" svg:y="3.581cm"><text:p text:style-name="P39"><text:span text:style-name="T16">S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33" draw:style-name="gr7" draw:text-style-name="P40" svg:width="1.997cm" svg:height="0.705cm" svg:x="13.337cm" svg:y="11.806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221" draw:style-name="gr13" draw:text-style-name="P36" svg:width="0.498cm" svg:height="0.5cm" svg:x="4.191cm" svg:y="1.8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ector recto de flecha 222" draw:style-name="gr16" draw:text-style-name="P35" svg:width="7.503cm" svg:height="0.003cm" svg:x="4.681cm" svg:y="2.044cm"><text:p/><draw:enhanced-geometry draw:mirror-horizontal="true" draw:mirror-vertical="true" svg:viewBox="0 0 21600 21600" draw:type="mso-spt32" draw:enhanced-path="M 0 0 L 21600 21600 N"/></draw:custom-shape><draw:custom-shape draw:name="Conector recto de flecha 223" draw:style-name="gr15" draw:text-style-name="P35" svg:width="7.501cm" svg:height="0.004cm" svg:x="4.689cm" svg:y="12.189cm"><text:p/><draw:enhanced-geometry draw:mirror-horizontal="false" draw:mirror-vertical="false" svg:viewBox="0 0 21600 21600" draw:type="mso-spt32" draw:enhanced-path="M 0 0 L 21600 21600 N"/></draw:custom-shape><draw:custom-shape draw:name="Conector recto de flecha 224" draw:style-name="gr15" draw:text-style-name="P35" svg:width="7.501cm" svg:height="0.011cm" svg:x="4.629cm" svg:y="8.37cm"><text:p/><draw:enhanced-geometry draw:mirror-horizontal="false" draw:mirror-vertical="true" svg:viewBox="0 0 21600 21600" draw:type="mso-spt32" draw:enhanced-path="M 0 0 L 21600 21600 N"/></draw:custom-shape><draw:custom-shape draw:name="CuadroTexto 42" draw:style-name="gr17" draw:text-style-name="P41" svg:width="3.001cm" svg:height="0.705cm" svg:x="6.941cm" svg:y="1.302cm"><text:p text:style-name="P33"><text:span text:style-name="T16">int op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230" draw:style-name="gr13" draw:text-style-name="P36" svg:width="0.498cm" svg:height="0.5cm" svg:x="12.233cm" svg:y="10.1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Elipse 231" draw:style-name="gr14" draw:text-style-name="P36" svg:width="0.498cm" svg:height="0.498cm" svg:x="12.233cm" svg:y="8.08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54" draw:style-name="gr7" draw:text-style-name="P40" svg:width="1.997cm" svg:height="0.705cm" svg:x="12.933cm" svg:y="8.077cm"><text:p text:style-name="P39"><text:span text:style-name="T16">REC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recto de flecha 233" draw:style-name="gr15" draw:text-style-name="P35" svg:width="7.501cm" svg:height="0.004cm" svg:x="4.627cm" svg:y="3.98cm"><text:p/><draw:enhanced-geometry draw:mirror-horizontal="true" draw:mirror-vertical="false" svg:viewBox="0 0 21600 21600" draw:type="mso-spt32" draw:enhanced-path="M 0 0 L 21600 21600 N"/></draw:custom-shape><draw:custom-shape draw:name="CuadroTexto 58" draw:style-name="gr17" draw:text-style-name="P41" svg:width="3.5cm" svg:height="1.156cm" svg:x="6.631cm" svg:y="2.623cm"><text:p text:style-name="P33"><text:span text:style-name="T16">char [32] nomb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60" draw:style-name="gr7" draw:text-style-name="P40" svg:width="2.714cm" svg:height="0.705cm" svg:x="12.817cm" svg:y="10.076cm"><text:p text:style-name="P39"><text:span text:style-name="T16">print_d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237" draw:style-name="gr14" draw:text-style-name="P36" svg:width="0.5cm" svg:height="0.498cm" svg:x="4.129cm" svg:y="5.8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adroTexto 68" draw:style-name="gr7" draw:text-style-name="P38" svg:width="2.952cm" svg:height="0.705cm" svg:x="0.78cm" svg:y="14.581cm"><text:p text:style-name="P37"><text:span text:style-name="T16">l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28" draw:style-name="gr7" draw:text-style-name="P38" svg:width="3.402cm" svg:height="0.705cm" svg:x="0.33cm" svg:y="5.677cm"><text:p text:style-name="P37"><text:span text:style-name="T16">buscarH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4" draw:style-name="gr7" draw:text-style-name="P40" svg:width="2.798cm" svg:height="0.705cm" svg:x="12.73cm" svg:y="7.181cm"><text:p text:style-name="P39"><text:span text:style-name="T16">while(tr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3" draw:style-name="gr17" draw:text-style-name="P41" svg:width="4.042cm" svg:height="0.705cm" svg:x="6.689cm" svg:y="11.42cm"><text:p text:style-name="P33"><text:span text:style-name="T16">Int confi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43" draw:style-name="gr17" draw:text-style-name="P41" svg:width="3.5cm" svg:height="0.705cm" svg:x="6.631cm" svg:y="7.58cm"><text:p text:style-name="P33"><text:span text:style-name="T16">dog_type d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ipse 207" draw:style-name="gr14" draw:text-style-name="P36" svg:width="0.5cm" svg:height="0.498cm" svg:x="4.129cm" svg:y="14.6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DIAGRAMAS DE BLOQUE</text:p>
      <text:p text:style-name="P10"/>
      <text:p text:style-name="P10"/>
      <text:p text:style-name="P10"/>
      <text:p text:style-name="P10"><draw:g text:anchor-type="paragraph" draw:z-index="9" draw:name="Forma7" draw:style-name="gr1"><draw:custom-shape draw:name="CuadroTexto 5" draw:style-name="gr27" draw:text-style-name="P43" xml:id="id8" draw:id="id8" svg:width="2.781cm" svg:height="0.747cm" svg:x="12.36cm" svg:y="12.245cm"><text:p text:style-name="P33"><text:span text:style-name="T17">CLIE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8" draw:text-style-name="P44" xml:id="id5" draw:id="id5" svg:width="2.781cm" svg:height="0.747cm" svg:x="8.215cm" svg:y="8.232cm"><text:p text:style-name="P33"><text:span text:style-name="T17">SERVI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29" draw:text-style-name="P45" xml:id="id2" draw:id="id2" svg:width="2.779cm" svg:height="0.747cm" svg:x="3.189cm" svg:y="4.044cm"><text:p text:style-name="P33"><text:span text:style-name="T17">CREA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30" draw:text-style-name="P46" xml:id="id3" draw:id="id3" svg:width="3.336cm" svg:height="0.705cm" svg:x="0.688cm" svg:y="9.244cm"><text:p text:style-name="P33"><text:span text:style-name="T16">dataDogs.d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31" draw:text-style-name="P47" xml:id="id4" draw:id="id4" svg:width="4.308cm" svg:height="0.747cm" svg:x="7.497cm" svg:y="2.339cm"><text:p text:style-name="P33"><text:span text:style-name="T17">identificador.d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32" draw:text-style-name="P48" xml:id="id1" draw:id="id1" svg:width="5.698cm" svg:height="0.992cm" svg:x="0.549cm" svg:y="0.432cm"><text:p text:style-name="P33"><text:span text:style-name="T15"><text:s/></text:span><text:span text:style-name="T17">nombresMascotas.t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33" draw:text-style-name="P49" xml:id="id7" draw:id="id7" svg:width="4.308cm" svg:height="0.992cm" svg:x="7.497cm" svg:y="14.032cm"><text:p text:style-name="P33"><text:span text:style-name="T15"><text:s/></text:span><text:span text:style-name="T17">serverDgos.lo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Texto 5" draw:style-name="gr34" draw:text-style-name="P47" xml:id="id6" draw:id="id6" svg:width="4.308cm" svg:height="0.747cm" svg:x="13.471cm" svg:y="7.244cm"><text:p text:style-name="P33"><text:span text:style-name="T17">historial.t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onnector draw:style-name="gr35" draw:text-style-name="P50" svg:x1="0.549cm" svg:y1="0.928cm" svg:x2="3.189cm" svg:y2="4.417cm" draw:start-shape="id1" draw:end-shape="id2" draw:end-glue-point="3" svg:d="M549 928h-517v3489h3157" svg:viewBox="0 0 3159 3491"><text:p/></draw:connector><draw:connector draw:style-name="gr36" draw:text-style-name="P51" svg:x1="4.577cm" svg:y1="4.791cm" svg:x2="2.355cm" svg:y2="9.245cm" draw:start-shape="id2" draw:start-glue-point="2" draw:end-shape="id3" draw:end-glue-point="0" svg:d="M4577 4791v2226h-2222v2228" svg:viewBox="0 0 2224 4456"><text:p/></draw:connector><draw:connector draw:style-name="gr37" draw:text-style-name="P52" svg:x1="4.578cm" svg:y1="4.045cm" svg:x2="7.498cm" svg:y2="2.711cm" draw:start-shape="id2" draw:start-glue-point="0" draw:end-shape="id4" draw:end-glue-point="3" svg:d="M4578 4045v-1334h2920" svg:viewBox="0 0 2921 1335"><text:p/></draw:connector><draw:connector draw:style-name="gr38" draw:text-style-name="P53" draw:type="lines" svg:x1="4.024cm" svg:y1="9.596cm" svg:x2="9.605cm" svg:y2="8.978cm" draw:start-shape="id3" draw:start-glue-point="1" draw:end-shape="id5" draw:end-glue-point="2" svg:d="M4024 9596h515l5066-103v-515" svg:viewBox="0 0 5583 619"><text:p/></draw:connector><draw:connector draw:style-name="gr39" draw:text-style-name="P54" draw:type="lines" svg:x1="9.605cm" svg:y1="8.232cm" svg:x2="13.472cm" svg:y2="7.616cm" draw:start-shape="id5" draw:start-glue-point="0" draw:end-shape="id6" svg:d="M9605 8232v-519l3350-97h517" svg:viewBox="0 0 3868 617"><text:p/></draw:connector><draw:connector draw:style-name="gr40" draw:text-style-name="P55" draw:type="lines" svg:x1="9.605cm" svg:y1="8.232cm" svg:x2="9.651cm" svg:y2="3.085cm" draw:start-shape="id5" draw:start-glue-point="0" draw:end-shape="id4" svg:d="M9605 8232v-519l46-4113v-515" svg:viewBox="0 0 48 5149"><text:p/></draw:connector><draw:connector draw:style-name="gr41" draw:text-style-name="P56" draw:type="lines" svg:x1="9.605cm" svg:y1="8.978cm" svg:x2="9.651cm" svg:y2="14.032cm" draw:start-shape="id5" draw:start-glue-point="2" draw:end-shape="id7" draw:end-glue-point="0" svg:d="M9605 8978v515l46 4022v517" svg:viewBox="0 0 48 5055"><text:p/></draw:connector><draw:connector draw:style-name="gr42" draw:text-style-name="P57" draw:type="curve" svg:x1="10.995cm" svg:y1="8.604cm" svg:x2="12.361cm" svg:y2="12.617cm" draw:start-shape="id5" draw:start-glue-point="1" draw:end-shape="id8" svg:d="M10995 8604c1023 0 343 4013 1366 4013" svg:viewBox="0 0 1367 4015"><text:p/></draw:connector><draw:connector draw:style-name="gr43" draw:text-style-name="P58" draw:type="curve" svg:x1="5.967cm" svg:y1="4.417cm" svg:x2="8.214cm" svg:y2="8.604cm" draw:start-shape="id2" draw:end-shape="id5" svg:d="M5967 4417c1685 0 563 4187 2247 4187" svg:viewBox="0 0 2249 4189"><text:p/></draw:connector></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g text:anchor-type="paragraph" draw:z-index="10" draw:name="Forma8" draw:style-name="gr1"><draw:custom-shape draw:style-name="gr44" draw:text-style-name="P59" xml:id="id12" draw:id="id12" svg:width="3.46cm" svg:height="1.676cm" svg:x="-0.698cm" svg:y="0.695cm"><text:p text:style-name="P33"><text:span text:style-name="T18">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0" xml:id="id9" draw:id="id9" svg:width="3.462cm" svg:height="1.678cm" svg:x="15.33cm" svg:y="0.42cm"><text:p text:style-name="P33"><text:span text:style-name="T19">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0" xml:id="id10" draw:id="id10" svg:width="3.098cm" svg:height="2.424cm" svg:x="15.512cm" svg:y="3.863cm"><text:p text:style-name="P33"><text:span text:style-name="T19">CONNEC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47" draw:text-style-name="P60" xml:id="id11" draw:id="id11" svg:width="3.098cm" svg:height="2.424cm" svg:x="15.512cm" svg:y="7.592cm"><text:p text:style-name="P33"><text:span text:style-name="T19">MENU</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48" draw:text-style-name="P61" svg:x1="17.061cm" svg:y1="2.097cm" svg:x2="17.061cm" svg:y2="3.863cm" draw:start-shape="id9" draw:start-glue-point="8" draw:end-shape="id10" draw:end-glue-point="4" svg:d="M17061 2097v1766" svg:viewBox="0 0 2 1767"><text:p/></draw:connector><draw:connector draw:style-name="gr49" draw:text-style-name="P61" svg:x1="17.061cm" svg:y1="6.287cm" svg:x2="17.061cm" svg:y2="7.592cm" draw:start-shape="id10" draw:start-glue-point="6" draw:end-shape="id11" draw:end-glue-point="4" svg:d="M17061 6287v1305" svg:viewBox="0 0 2 1307"><text:p/></draw:connector><draw:custom-shape draw:style-name="gr50" draw:text-style-name="P60" xml:id="id13" draw:id="id13" svg:width="4.19cm" svg:height="2.984cm" svg:x="-1.063cm" svg:y="4.704cm"><text:p text:style-name="P33"><text:span text:style-name="T19">PTHREAD_CREA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51" draw:text-style-name="P60" svg:width="2.55cm" svg:height="0.749cm" svg:x="4.583cm" svg:y="5.449cm"><text:p text:style-name="P33"><text:span text:style-name="T19">backlog</text:span></text:p><draw:enhanced-geometry svg:viewBox="0 0 21600 21600" draw:mirror-horizontal="false" draw:mirror-vertical="false" draw:type="rectangle" draw:enhanced-path="M 0 0 L 21600 0 21600 21600 0 21600 0 0 Z N"/></draw:custom-shape><draw:connector draw:style-name="gr52" draw:text-style-name="P61" svg:x1="1.032cm" svg:y1="2.371cm" svg:x2="1.032cm" svg:y2="4.704cm" draw:start-shape="id12" draw:start-glue-point="8" draw:end-shape="id13" draw:end-glue-point="4" svg:d="M1032 2371v2333" svg:viewBox="0 0 2 2335"><text:p/></draw:connector><draw:connector draw:style-name="gr53" draw:text-style-name="P61" svg:x1="1.032cm" svg:y1="7.687cm" svg:x2="1.03cm" svg:y2="3.625cm" draw:start-shape="id13" draw:start-glue-point="6" svg:d="M1032 7687v501h2595v-4563h-2597" svg:viewBox="0 0 2598 4565"><text:p/></draw:connector><draw:custom-shape draw:style-name="gr54" draw:text-style-name="P60" xml:id="id14" draw:id="id14" svg:width="4.553cm" svg:height="1.306cm" svg:x="-1.245cm" svg:y="10.111cm"><text:p text:style-name="P33"><text:span text:style-name="T19">ACCEP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5" draw:text-style-name="P61" svg:x1="1.032cm" svg:y1="7.687cm" svg:x2="1.03cm" svg:y2="10.111cm" draw:start-shape="id13" draw:start-glue-point="6" draw:end-shape="id14" svg:d="M1032 7687v1212h-2v1212" svg:viewBox="0 0 4 2425"><text:p/></draw:connector><draw:custom-shape draw:style-name="gr56" draw:text-style-name="P60" xml:id="id15" draw:id="id15" svg:width="3.096cm" svg:height="2.424cm" svg:x="-0.517cm" svg:y="13.653cm"><text:p text:style-name="P33"><text:span text:style-name="T19">MENU</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57" draw:text-style-name="P61" svg:x1="1.03cm" svg:y1="11.416cm" svg:x2="1.032cm" svg:y2="13.653cm" draw:start-shape="id14" draw:start-glue-point="2" draw:end-shape="id15" draw:end-glue-point="4" svg:d="M1030 11416v1120h2v1117" svg:viewBox="0 0 4 2238"><text:p/></draw:connector><draw:custom-shape draw:style-name="gr58" draw:text-style-name="P60" xml:id="id16" draw:id="id16" svg:width="4.19cm" svg:height="0.934cm" svg:x="8.409cm" svg:y="10.201cm"><text:p text:style-name="P33"><text:span text:style-name="T19">INGRESAR</text:span></text:p><draw:enhanced-geometry svg:viewBox="0 0 21600 21600" draw:mirror-horizontal="false" draw:mirror-vertical="false" draw:type="rectangle" draw:enhanced-path="M 0 0 L 21600 0 21600 21600 0 21600 0 0 Z N"/></draw:custom-shape><draw:custom-shape draw:style-name="gr59" draw:text-style-name="P60" xml:id="id17" draw:id="id17" svg:width="4.19cm" svg:height="0.932cm" svg:x="8.409cm" svg:y="11.88cm"><text:p text:style-name="P33"><text:span text:style-name="T19">VER REGISTRO</text:span></text:p><draw:enhanced-geometry svg:viewBox="0 0 21600 21600" draw:mirror-horizontal="false" draw:mirror-vertical="false" draw:type="rectangle" draw:enhanced-path="M 0 0 L 21600 0 21600 21600 0 21600 0 0 Z N"/></draw:custom-shape><draw:custom-shape draw:style-name="gr60" draw:text-style-name="P60" xml:id="id19" draw:id="id19" svg:width="4.19cm" svg:height="0.932cm" svg:x="8.409cm" svg:y="15.05cm"><text:p text:style-name="P33"><text:span text:style-name="T19">BUSCAR</text:span></text:p><draw:enhanced-geometry svg:viewBox="0 0 21600 21600" draw:mirror-horizontal="false" draw:mirror-vertical="false" draw:type="rectangle" draw:enhanced-path="M 0 0 L 21600 0 21600 21600 0 21600 0 0 Z N"/></draw:custom-shape><draw:custom-shape draw:style-name="gr61" draw:text-style-name="P60" xml:id="id18" draw:id="id18" svg:width="4.19cm" svg:height="0.932cm" svg:x="8.409cm" svg:y="13.557cm"><text:p text:style-name="P33"><text:span text:style-name="T19">BORRAR</text:span></text:p><draw:enhanced-geometry svg:viewBox="0 0 21600 21600" draw:mirror-horizontal="false" draw:mirror-vertical="false" draw:type="rectangle" draw:enhanced-path="M 0 0 L 21600 0 21600 21600 0 21600 0 0 Z N"/></draw:custom-shape><draw:custom-shape draw:style-name="gr62" draw:text-style-name="P60" xml:id="id20" draw:id="id20" svg:width="3.098cm" svg:height="0.934cm" svg:x="8.954cm" svg:y="16.54cm"><text:p text:style-name="P33"><text:span text:style-name="T19">SALI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61" svg:x1="2.579cm" svg:y1="14.864cm" svg:x2="8.408cm" svg:y2="10.666cm" draw:start-shape="id15" draw:start-glue-point="7" draw:end-shape="id16" draw:end-glue-point="3" svg:d="M2579 14864h2914v-4198h2915" svg:viewBox="0 0 5831 4200"><text:p/></draw:connector><draw:connector draw:style-name="gr64" draw:text-style-name="P61" svg:x1="2.579cm" svg:y1="14.865cm" svg:x2="8.408cm" svg:y2="12.346cm" draw:start-shape="id15" draw:start-glue-point="7" draw:end-shape="id17" draw:end-glue-point="3" svg:d="M2579 14865h2914v-2519h2915" svg:viewBox="0 0 5831 2521"><text:p/></draw:connector><draw:connector draw:style-name="gr65" draw:text-style-name="P61" svg:x1="1.032cm" svg:y1="16.076cm" svg:x2="8.408cm" svg:y2="14.023cm" draw:start-shape="id15" draw:start-glue-point="6" draw:end-shape="id18" draw:end-glue-point="3" svg:d="M1032 16076v503h4461v-2556h2915" svg:viewBox="0 0 7378 2558"><text:p/></draw:connector><draw:connector draw:style-name="gr66" draw:text-style-name="P61" svg:x1="1.032cm" svg:y1="16.076cm" svg:x2="8.408cm" svg:y2="15.515cm" draw:start-shape="id15" draw:start-glue-point="6" draw:end-shape="id19" draw:end-glue-point="3" svg:d="M1032 16076v503h4461v-1064h2915" svg:viewBox="0 0 7378 1065"><text:p/></draw:connector><draw:connector draw:style-name="gr67" draw:text-style-name="P61" svg:x1="-0.515cm" svg:y1="14.864cm" svg:x2="8.955cm" svg:y2="17.006cm" draw:start-shape="id15" draw:start-glue-point="5" draw:end-shape="id20" draw:end-glue-point="3" svg:d="M-516 14864h-503v2142h9974" svg:viewBox="0 0 9975 2143"><text:p/></draw:connector><draw:connector draw:style-name="gr68" draw:text-style-name="P61" svg:x1="15.512cm" svg:y1="8.804cm" svg:x2="12.598cm" svg:y2="10.666cm" draw:start-shape="id11" draw:start-glue-point="5" draw:end-shape="id16" draw:end-glue-point="1" svg:d="M15512 8804h-1457v1862h-1457" svg:viewBox="0 0 2916 1864"><text:p/></draw:connector><draw:connector draw:style-name="gr69" draw:text-style-name="P61" svg:x1="15.512cm" svg:y1="8.804cm" svg:x2="12.598cm" svg:y2="12.345cm" draw:start-shape="id11" draw:start-glue-point="5" draw:end-shape="id17" draw:end-glue-point="1" svg:d="M15512 8804h-1457v3541h-1457" svg:viewBox="0 0 2916 3544"><text:p/></draw:connector><draw:connector draw:style-name="gr70" draw:text-style-name="P61" svg:x1="17.06cm" svg:y1="10.016cm" svg:x2="12.598cm" svg:y2="14.024cm" draw:start-shape="id11" draw:start-glue-point="6" draw:end-shape="id18" draw:end-glue-point="1" svg:d="M17060 10016v4008h-4462" svg:viewBox="0 0 4464 4009"><text:p/></draw:connector><draw:connector draw:style-name="gr71" draw:text-style-name="P61" svg:x1="17.06cm" svg:y1="10.016cm" svg:x2="12.598cm" svg:y2="15.516cm" draw:start-shape="id11" draw:start-glue-point="6" draw:end-shape="id19" draw:end-glue-point="1" svg:d="M17060 10016v5500h-4462" svg:viewBox="0 0 4464 5502"><text:p/></draw:connector><draw:connector draw:style-name="gr72" draw:text-style-name="P61" svg:x1="18.609cm" svg:y1="8.804cm" svg:x2="12.051cm" svg:y2="17.006cm" draw:start-shape="id11" draw:start-glue-point="7" draw:end-shape="id20" draw:end-glue-point="1" svg:d="M18609 8804h503v8202h-7061" svg:viewBox="0 0 7063 8204"><text:p/></draw:connector></draw:g><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8">INFORME ELABORACIÓN – DESCRIPCIÓN</text:p>
      <text:p text:style-name="P18"/>
      <text:p text:style-name="P19">SERVIDOR</text:p>
      <text:p text:style-name="P19"/>
      <text:p text:style-name="P19">Estructuras:</text:p>
      <text:list xml:id="list4537235165312344775" text:style-name="L1">
        <text:list-item>
          <text:p text:style-name="P27"><text:span text:style-name="T1">dogType:</text:span> Conti<text:span text:style-name="T13">e</text:span>ne todos los datos de una mascota.</text:p>
        </text:list-item>
        <text:list-item>
          <text:p text:style-name="P27"><text:span text:style-name="T1">identificador: </text:span>Contiene tiene la <text:span text:style-name="T14">ubicación</text:span> de las mascotas en el archivo.</text:p>
          <text:p text:style-name="P27"/>
        </text:list-item>
      </text:list>
      <text:p text:style-name="P19">Funciones:</text:p>
      <text:list xml:id="list1836240328261132066" text:style-name="L2">
        <text:list-item>
          <text:p text:style-name="P29"><text:span text:style-name="T1">long cantidadMascotasArchivo(char archivo[32]):</text:span> </text:p>
          <text:p text:style-name="P29">Retorna la cantidad de estructuras de tipo dogType que se encuentran en el archivo dataDogs.dat.</text:p>
        </text:list-item>
        <text:list-item>
          <text:p text:style-name="P29"><text:span text:style-name="T1">long cantidadMascotasArchivo2(char archivo[32]):</text:span> </text:p>
          <text:p text:style-name="P29">Retorna la cantidad de estructuras de tipo identificador en el archivo identificador.dat.</text:p>
        </text:list-item>
        <text:list-item>
          <text:p text:style-name="P29"><text:span text:style-name="T1">int getHash(char nombre[32]):</text:span> Retorna el hash del nombre de la mascota.</text:p>
        </text:list-item>
        <text:list-item>
          <text:p text:style-name="P29"><text:span text:style-name="T1">int ingresarHash(struct identificador id):</text:span> </text:p>
          <text:p text:style-name="P29">Ingresa una estructura dogType a la tabla hash. Retorna la <text:span text:style-name="T14">posición</text:span> en la hash.</text:p>
        </text:list-item>
        <text:list-item>
          <text:p text:style-name="P29"><text:span text:style-name="T1">void buscarHash(char nombre[32], int clientfd): </text:span></text:p>
          <text:p text:style-name="P29">Busca todas las mascotas que tiene el nombre enviado en los parametros para enviarlas al cliente.</text:p>
        </text:list-item>
        <text:list-item>
          <text:p text:style-name="P29"><text:span text:style-name="T1">void ingresarEnArchivo(char ingresarEnArchivo[32], void *mascota):</text:span> </text:p>
          <text:p text:style-name="P29">Ingresa una estructura del tipo dogType en el archivo dataDogType.dat.</text:p>
        </text:list-item>
        <text:list-item>
          <text:p text:style-name="P29"><text:span text:style-name="T1">void crearRegistro(void *x):</text:span> </text:p>
          <text:p text:style-name="P29">Ingresa una estructura dogType en el archivo dataDogtype.data y su correspondiente estructura identificador en la tabla hash.</text:p>
        </text:list-item>
        <text:list-item>
          <text:p text:style-name="P29"><text:span text:style-name="T1">void verRegistro(int clientfd, long numeroRegistro):</text:span> </text:p>
          <text:p text:style-name="P29">Le envia una estructura dogType al cliente, despues de buscarla con el numero que identifica la posicion en el archivo dataDogtype.dat.</text:p>
        </text:list-item>
        <text:list-item>
          <text:p text:style-name="P29"><text:span text:style-name="T1">struct dogType vaciarEstructura(long numeroRegistro):</text:span> Hace cero la estructura especificada con la <text:span text:style-name="T14">posición</text:span> en el archivo dataDogType.dat enviada en los <text:span text:style-name="T14">parámetros.</text:span> Retorna la estructura a llenar con ceros.</text:p>
        </text:list-item>
        <text:list-item>
          <text:p text:style-name="P20">void asignarBorradoHash(struct dogType mascota, long numeroRegistro):</text:p>
          <text:p text:style-name="P20"><text:span text:style-name="T2">El miembro borrado de la estructura Nodo es cambiado por la letra b para identificar que identificadores de la hash deben ser borrados.</text:span></text:p>
        </text:list-item>
        <text:list-item>
          <text:p text:style-name="P29"><text:span text:style-name="T1">void actualizar():</text:span> </text:p>
          <text:p text:style-name="P29">Eliminar las estructuras dogType del archivo dataDogType.dat.</text:p>
        </text:list-item>
        <text:list-item>
          <text:p text:style-name="P20">void menu(int clientfd, struct sockaddr_in client, char ip[32]): </text:p>
          <text:p text:style-name="P20"><text:span text:style-name="T2">EJecuta las opciones selecionadas por el cliente: Ingresar mascota, ver mascota, eliminar mascota, buscar mascota y salir de la </text:span><text:span text:style-name="T4">aplicación.</text:span></text:p>
        </text:list-item>
        <text:list-item>
          <text:p text:style-name="P21">void <text:span text:style-name="T10">recibirCliente</text:span>():</text:p>
          <text:p text:style-name="P31">Recibe cada unno de los clientes que solicitan una conexión. Esto, mediante el accept.</text:p>
        </text:list-item>
        <text:list-item>
          <text:p text:style-name="P20">void prepararServer():</text:p>
          <text:p text:style-name="P31">Configura el servidor para poder recibir cada uno de los clientes.</text:p>
        </text:list-item>
      </text:list>
      <text:p text:style-name="P19"/>
      <text:p text:style-name="P26"/>
      <text:p text:style-name="P26"/>
      <text:p text:style-name="P19"><text:soft-page-break/>CLIENTE</text:p>
      <text:p text:style-name="P26"/>
      <text:p text:style-name="P22">Estructuras:</text:p>
      <text:list xml:id="list233038489255765" text:continue-list="list4537235165312344775" text:style-name="L1">
        <text:list-item>
          <text:p text:style-name="P28"><text:span text:style-name="T1">dogType:</text:span> Conti<text:span text:style-name="T12">e</text:span>ne todos los datos de una mascota.</text:p>
        </text:list-item>
      </text:list>
      <text:p text:style-name="P24"/>
      <text:p text:style-name="P24">Funcione:</text:p>
      <text:p text:style-name="P26"/>
      <text:list xml:id="list1553202562809456635" text:style-name="L3">
        <text:list-item>
          <text:p text:style-name="P23">void configurar() :</text:p>
          <text:p text:style-name="P32">Configura el cliente para realizar la conexión con el servidor, finalmente solicitada por connect.</text:p>
        </text:list-item>
        <text:list-item>
          <text:p text:style-name="P23">struct dogType *agregar():</text:p>
          <text:p text:style-name="P30">Retorna una estructura dogType apartir del ingreso de los datos por consola.</text:p>
        </text:list-item>
        <text:list-item>
          <text:p text:style-name="P23">struct dogType verRegistro(struct dogType auxiliar):</text:p>
          <text:p text:style-name="P30">Retorna una estructura dogType modificada luego de recibir una por <text:span text:style-name="T11">parámetros</text:span> y abrir la en un editor de texto y modificarla.</text:p>
        </text:list-item>
        <text:list-item>
          <text:p text:style-name="P25">main(): </text:p>
          <text:p text:style-name="P32">Principalmente maneja el menú principal haciendo llamado a las funciones necesarias para cada solicit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FreeSans1" svg:font-family="FreeSans" style:font-family-generic="swiss"/>
    <style:font-face style:name="Calibri2" svg:font-family="Calibri" style:font-pitch="variable"/>
    <style:font-face style:name="Liberation Serif1" svg:font-family="'Liberation Serif'"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09" draw:display-name="Hatching 109" draw:style="single" draw:color="#3465a4" draw:distance="0.011cm" draw:rotation="0"/>
    <draw:hatch draw:name="Hatching_20_110" draw:display-name="Hatching 110" draw:style="single" draw:color="#3465a4" draw:distance="0.011cm" draw:rotation="0"/>
    <draw:hatch draw:name="Hatching_20_111" draw:display-name="Hatching 111" draw:style="single" draw:color="#3465a4" draw:distance="0.011cm" draw:rotation="0"/>
    <draw:hatch draw:name="Hatching_20_112" draw:display-name="Hatching 112" draw:style="single" draw:color="#3465a4" draw:distance="0.011cm" draw:rotation="0"/>
    <draw:hatch draw:name="Hatching_20_113" draw:display-name="Hatching 113" draw:style="single" draw:color="#3465a4" draw:distance="0.011cm" draw:rotation="0"/>
    <draw:hatch draw:name="Hatching_20_114" draw:display-name="Hatching 114" draw:style="single" draw:color="#3465a4" draw:distance="0.011cm" draw:rotation="0"/>
    <draw:hatch draw:name="Hatching_20_115" draw:display-name="Hatching 115" draw:style="single" draw:color="#3465a4" draw:distance="0.011cm" draw:rotation="0"/>
    <draw:hatch draw:name="Hatching_20_116" draw:display-name="Hatching 116" draw:style="single" draw:color="#3465a4" draw:distance="0.011cm" draw:rotation="0"/>
    <draw:hatch draw:name="Hatching_20_117" draw:display-name="Hatching 117" draw:style="single" draw:color="#3465a4" draw:distance="0.011cm" draw:rotation="0"/>
    <draw:hatch draw:name="Hatching_20_118" draw:display-name="Hatching 118" draw:style="single" draw:color="#3465a4" draw:distance="0.011cm" draw:rotation="0"/>
    <draw:hatch draw:name="Hatching_20_119" draw:display-name="Hatching 119" draw:style="single" draw:color="#3465a4" draw:distance="0.011cm" draw:rotation="0"/>
    <draw:hatch draw:name="Hatching_20_120" draw:display-name="Hatching 120" draw:style="single" draw:color="#3465a4" draw:distance="0.011cm" draw:rotation="0"/>
    <draw:hatch draw:name="Hatching_20_121" draw:display-name="Hatching 121" draw:style="single" draw:color="#3465a4" draw:distance="0.011cm" draw:rotation="0"/>
    <draw:hatch draw:name="Hatching_20_122" draw:display-name="Hatching 122" draw:style="single" draw:color="#3465a4" draw:distance="0.011cm" draw:rotation="0"/>
    <draw:hatch draw:name="Hatching_20_123" draw:display-name="Hatching 123" draw:style="single" draw:color="#3465a4" draw:distance="0.011cm" draw:rotation="0"/>
    <draw:hatch draw:name="Hatching_20_124" draw:display-name="Hatching 124" draw:style="single" draw:color="#3465a4" draw:distance="0.011cm" draw:rotation="0"/>
    <draw:hatch draw:name="Hatching_20_125" draw:display-name="Hatching 125" draw:style="single" draw:color="#3465a4" draw:distance="0.011cm" draw:rotation="0"/>
    <draw:hatch draw:name="Hatching_20_126" draw:display-name="Hatching 126" draw:style="single" draw:color="#3465a4" draw:distance="0.011cm" draw:rotation="0"/>
    <draw:hatch draw:name="Hatching_20_91" draw:display-name="Hatching 91"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marker draw:name="msArrowOpenEnd_20_9" draw:display-name="msArrowOpenEnd 9" svg:viewBox="0 0 600 600" svg:d="M300 0l300 546-90 54-210-384-210 384-90-54z"/>
    <draw:stroke-dash draw:name="Dash_20_1" draw:display-name="Dash 1" draw:style="rect" draw:dots2="1" draw:dots2-length="0.1cm" draw:distance="0.075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2="1" draw:dots2-length="0.1cm" draw:distance="0.075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3" draw:display-name="Dash 13" draw:style="rect" draw:dots2="1" draw:dots2-length="0.1cm" draw:distance="0.075cm"/>
    <draw:stroke-dash draw:name="Dash_20_14" draw:display-name="Dash 14" draw:style="rect" draw:dots2="1" draw:dots2-length="0.1cm" draw:distance="0.075cm"/>
    <draw:stroke-dash draw:name="Dash_20_15" draw:display-name="Dash 15" draw:style="rect" draw:dots2="1" draw:dots2-length="0.1cm" draw:distance="0.075cm"/>
    <draw:stroke-dash draw:name="Dash_20_2" draw:display-name="Dash 2" draw:style="rect" draw:dots1="1" draw:dots1-length="0.025cm" draw:distance="0.025cm"/>
    <draw:stroke-dash draw:name="Dash_20_3" draw:display-name="Dash 3" draw:style="rect" draw:dots1="1" draw:dots1-length="0.025cm" draw:distance="0.025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2="1" draw:dots2-length="0.1cm" draw:distance="0.075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03cm" draw:dots2="1" draw:dots2-length="0.003cm" draw:distance="0.003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2="1" draw:dots2-length="0.1cm" draw:distance="0.075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2="1" draw:dots2-length="0.1cm" draw:distance="0.075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2="1" draw:dots2-length="0.1cm" draw:distance="0.075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11:51.630116982</meta:creation-date>
    <dc:date>2017-10-29T23:29:46.497944663</dc:date>
    <meta:editing-duration>PT2H18M44S</meta:editing-duration>
    <meta:editing-cycles>23</meta:editing-cycles>
    <meta:generator>LibreOffice/5.1.6.2$Linux_X86_64 LibreOffice_project/10m0$Build-2</meta:generator>
    <meta:document-statistic meta:table-count="0" meta:image-count="0" meta:object-count="0" meta:page-count="11" meta:paragraph-count="81" meta:word-count="831" meta:character-count="5486" meta:non-whitespace-character-count="4753"/>
  </office:meta>
</office:document-meta>
</file>